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54cm" style:rel-column-width="3291*"/>
    </style:style>
    <style:style style:name="Таблица1.B" style:family="table-column">
      <style:table-column-properties style:column-width="4.355cm" style:rel-column-width="16788*"/>
    </style:style>
    <style:style style:name="Таблица1.C" style:family="table-column">
      <style:table-column-properties style:column-width="4.789cm" style:rel-column-width="18461*"/>
    </style:style>
    <style:style style:name="Таблица1.D" style:family="table-column">
      <style:table-column-properties style:column-width="7.003cm" style:rel-column-width="2699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71cm" style:rel-column-width="4938*"/>
    </style:style>
    <style:style style:name="Таблица3.B" style:family="table-column">
      <style:table-column-properties style:column-width="8.29cm" style:rel-column-width="470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498cm" style:rel-column-width="2550*"/>
    </style:style>
    <style:style style:name="Таблица4.B" style:family="table-column">
      <style:table-column-properties style:column-width="6.835cm" style:rel-column-width="3875*"/>
    </style:style>
    <style:style style:name="Таблица4.C" style:family="table-column">
      <style:table-column-properties style:column-width="5.667cm" style:rel-column-width="321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ourier 10 Pitch" fo:font-size="10pt" officeooo:rsid="005e87c4" officeooo:paragraph-rsid="005e87c4" style:font-size-asian="10pt" style:font-size-complex="10pt"/>
    </style:style>
    <style:style style:name="P2" style:family="paragraph" style:parent-style-name="Standard">
      <style:text-properties officeooo:rsid="00581305" officeooo:paragraph-rsid="00581305"/>
    </style:style>
    <style:style style:name="P3" style:family="paragraph" style:parent-style-name="Standard">
      <style:text-properties officeooo:rsid="005e87c4" officeooo:paragraph-rsid="005e87c4"/>
    </style:style>
    <style:style style:name="P4" style:family="paragraph" style:parent-style-name="Standard">
      <style:text-properties officeooo:rsid="00581305" officeooo:paragraph-rsid="00581305"/>
    </style:style>
    <style:style style:name="P5" style:family="paragraph" style:parent-style-name="Standard">
      <style:text-properties style:font-name="Courier 10 Pitch" fo:font-size="10pt" officeooo:paragraph-rsid="00509236" style:font-size-asian="10pt" style:font-size-complex="10pt"/>
    </style:style>
    <style:style style:name="P6" style:family="paragraph" style:parent-style-name="Standard">
      <style:text-properties style:font-name="Courier 10 Pitch" fo:font-size="10pt" officeooo:paragraph-rsid="00d1b9fd" style:font-size-asian="10pt" style:font-size-complex="10pt"/>
    </style:style>
    <style:style style:name="P7" style:family="paragraph" style:parent-style-name="Standard">
      <style:text-properties style:font-name="Courier 10 Pitch" fo:font-size="10pt" fo:language="en" fo:country="US" officeooo:paragraph-rsid="00509236" style:font-size-asian="10pt" style:font-size-complex="10pt"/>
    </style:style>
    <style:style style:name="P8" style:family="paragraph" style:parent-style-name="Standard">
      <style:text-properties style:font-name="Courier 10 Pitch" fo:font-size="10pt" fo:language="en" fo:country="US" officeooo:rsid="00cd7ea4" officeooo:paragraph-rsid="00cd7ea4" style:font-size-asian="10pt" style:font-size-complex="10pt"/>
    </style:style>
    <style:style style:name="P9" style:family="paragraph" style:parent-style-name="Standard">
      <style:text-properties style:font-name="Courier 10 Pitch" fo:font-size="10pt" fo:language="en" fo:country="US" officeooo:paragraph-rsid="00d1b9fd" style:font-size-asian="10pt" style:font-size-complex="10pt"/>
    </style:style>
    <style:style style:name="P10" style:family="paragraph" style:parent-style-name="Standard">
      <style:text-properties style:font-name="Courier 10 Pitch" fo:font-size="10pt" fo:language="en" fo:country="US" officeooo:paragraph-rsid="00d1b9fd" style:font-size-asian="10pt" style:font-name-complex="Courier New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10 Pitch" fo:font-size="9pt" fo:language="en" fo:country="US" officeooo:paragraph-rsid="00557f03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size="9pt" fo:language="en" fo:country="US" officeooo:rsid="00bfdee4" officeooo:paragraph-rsid="00bfdee4" style:font-size-asian="9pt" style:font-size-complex="9pt"/>
    </style:style>
    <style:style style:name="P13" style:family="paragraph" style:parent-style-name="Standard">
      <style:text-properties style:font-name="Courier 10 Pitch" fo:font-size="9pt" fo:language="en" fo:country="US" officeooo:paragraph-rsid="00557f03" style:font-size-asian="9pt" style:font-size-complex="9pt"/>
    </style:style>
    <style:style style:name="P14" style:family="paragraph" style:parent-style-name="Standard">
      <style:text-properties style:font-name="Courier 10 Pitch" fo:font-size="9pt" officeooo:rsid="002c3bcc" officeooo:paragraph-rsid="00c2586d" style:font-size-asian="9pt" style:font-size-complex="9pt"/>
    </style:style>
    <style:style style:name="P15" style:family="paragraph" style:parent-style-name="Standard">
      <style:text-properties style:font-name="Courier 10 Pitch" fo:font-size="9pt" officeooo:rsid="002aac1a" officeooo:paragraph-rsid="00c2586d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9pt" officeooo:paragraph-rsid="00c2586d" style:font-size-asian="9pt" style:font-size-complex="9pt"/>
    </style:style>
    <style:style style:name="P17" style:family="paragraph" style:parent-style-name="Standard">
      <style:text-properties style:font-name="Courier 10 Pitch" fo:font-size="10pt" officeooo:rsid="005e87c4" officeooo:paragraph-rsid="00c35d8c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5e87c4" officeooo:paragraph-rsid="00c42c1d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2aac1a" officeooo:paragraph-rsid="0093c91d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FreeMono" officeooo:rsid="005c010b" officeooo:paragraph-rsid="005c010b"/>
    </style:style>
    <style:style style:name="P21" style:family="paragraph" style:parent-style-name="Standard">
      <style:text-properties style:font-name="FreeMono" fo:font-size="20pt" fo:font-weight="bold" officeooo:rsid="00581305" officeooo:paragraph-rsid="00581305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FreeMono" fo:font-size="20pt" fo:font-weight="bold" officeooo:rsid="00581305" officeooo:paragraph-rsid="009d110d" style:font-size-asian="20pt" style:font-weight-asian="bold" style:font-size-complex="20pt" style:font-weight-complex="bold"/>
    </style:style>
    <style:style style:name="P23" style:family="paragraph" style:parent-style-name="Standard">
      <style:text-properties style:font-name="FreeMono" fo:font-size="14pt" officeooo:rsid="00581305" officeooo:paragraph-rsid="00581305" style:font-size-asian="14pt" style:font-size-complex="14pt"/>
    </style:style>
    <style:style style:name="P24" style:family="paragraph" style:parent-style-name="Standard">
      <style:text-properties style:font-name="FreeMono" fo:font-size="14pt" fo:font-weight="bold" officeooo:rsid="0065a608" officeooo:paragraph-rsid="0065a608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FreeMono" fo:font-size="14pt" fo:font-weight="bold" officeooo:rsid="004b53a3" officeooo:paragraph-rsid="004b53a3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FreeMono" officeooo:rsid="00581305" officeooo:paragraph-rsid="00581305"/>
    </style:style>
    <style:style style:name="P27" style:family="paragraph" style:parent-style-name="Standard">
      <style:text-properties style:font-name="FreeMono" officeooo:rsid="00581305" officeooo:paragraph-rsid="0070eb5b"/>
    </style:style>
    <style:style style:name="P28" style:family="paragraph" style:parent-style-name="Standard">
      <style:paragraph-properties fo:text-align="justify" style:justify-single-word="false"/>
      <style:text-properties style:font-name="FreeMono" officeooo:rsid="00581305" officeooo:paragraph-rsid="00581305"/>
    </style:style>
    <style:style style:name="P29" style:family="paragraph" style:parent-style-name="Standard">
      <style:paragraph-properties fo:text-align="justify" style:justify-single-word="false"/>
      <style:text-properties style:font-name="FreeMono" officeooo:rsid="00581305" officeooo:paragraph-rsid="0071bc69"/>
    </style:style>
    <style:style style:name="P30" style:family="paragraph" style:parent-style-name="Standard">
      <style:paragraph-properties fo:text-align="justify" style:justify-single-word="false"/>
      <style:text-properties style:font-name="FreeMono" officeooo:rsid="00581305" officeooo:paragraph-rsid="0071f082"/>
    </style:style>
    <style:style style:name="P31" style:family="paragraph" style:parent-style-name="Standard">
      <style:paragraph-properties fo:text-align="justify" style:justify-single-word="false"/>
      <style:text-properties style:font-name="FreeMono" officeooo:rsid="00581305" officeooo:paragraph-rsid="008f72e6"/>
    </style:style>
    <style:style style:name="P32" style:family="paragraph" style:parent-style-name="Standard">
      <style:paragraph-properties fo:text-align="justify" style:justify-single-word="false"/>
      <style:text-properties style:font-name="FreeMono" officeooo:rsid="00581305" officeooo:paragraph-rsid="00c793e9"/>
    </style:style>
    <style:style style:name="P33" style:family="paragraph" style:parent-style-name="Standard">
      <style:text-properties style:font-name="FreeMono" officeooo:rsid="00581305" officeooo:paragraph-rsid="00829485"/>
    </style:style>
    <style:style style:name="P34" style:family="paragraph" style:parent-style-name="Standard">
      <style:text-properties style:font-name="FreeMono" fo:font-weight="bold" officeooo:rsid="005c010b" officeooo:paragraph-rsid="005c010b" style:font-weight-asian="bold" style:font-weight-complex="bold"/>
    </style:style>
    <style:style style:name="P35" style:family="paragraph" style:parent-style-name="Standard">
      <style:text-properties style:font-name="FreeMono" fo:font-weight="bold" officeooo:rsid="005e5125" officeooo:paragraph-rsid="005e5125" style:font-weight-asian="bold" style:font-weight-complex="bold"/>
    </style:style>
    <style:style style:name="P36" style:family="paragraph" style:parent-style-name="Standard">
      <style:text-properties style:font-name="FreeMono" fo:font-weight="bold" officeooo:rsid="0061a1f9" officeooo:paragraph-rsid="0061a1f9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FreeMono" officeooo:rsid="0061a1f9" officeooo:paragraph-rsid="0061a1f9"/>
    </style:style>
    <style:style style:name="P38" style:family="paragraph" style:parent-style-name="Standard">
      <style:paragraph-properties fo:text-align="justify" style:justify-single-word="false"/>
      <style:text-properties style:font-name="FreeMono" officeooo:rsid="005fccc5" officeooo:paragraph-rsid="0061a1f9"/>
    </style:style>
    <style:style style:name="P39" style:family="paragraph" style:parent-style-name="Standard">
      <style:text-properties style:font-name="FreeMono" officeooo:rsid="00622823" officeooo:paragraph-rsid="00622823"/>
    </style:style>
    <style:style style:name="P40" style:family="paragraph" style:parent-style-name="Standard">
      <style:text-properties style:font-name="FreeMono" officeooo:rsid="00636497" officeooo:paragraph-rsid="00636497"/>
    </style:style>
    <style:style style:name="P41" style:family="paragraph" style:parent-style-name="Standard">
      <style:text-properties style:font-name="FreeMono" fo:font-size="12pt" fo:font-weight="bold" officeooo:rsid="005e87c4" officeooo:paragraph-rsid="0065a608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FreeMono" fo:font-size="12pt" fo:font-weight="bold" officeooo:rsid="005e87c4" officeooo:paragraph-rsid="00885110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FreeMono" fo:font-size="12pt" fo:font-weight="bold" officeooo:rsid="005e87c4" officeooo:paragraph-rsid="006c2468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FreeMono" fo:font-size="12pt" fo:font-weight="bold" officeooo:rsid="005e87c4" officeooo:paragraph-rsid="007182d8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FreeMono" fo:font-size="12pt" fo:font-weight="bold" officeooo:rsid="005e87c4" officeooo:paragraph-rsid="00c35d8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FreeMono" fo:font-size="12pt" officeooo:rsid="0069f7d0" officeooo:paragraph-rsid="0069f7d0" style:font-size-asian="12pt" style:font-size-complex="12pt"/>
    </style:style>
    <style:style style:name="P47" style:family="paragraph" style:parent-style-name="Standard">
      <style:text-properties style:font-name="FreeMono" fo:font-size="12pt" officeooo:rsid="005e87c4" officeooo:paragraph-rsid="0071f082" style:font-size-asian="12pt" style:font-size-complex="12pt"/>
    </style:style>
    <style:style style:name="P48" style:family="paragraph" style:parent-style-name="Standard">
      <style:text-properties style:font-name="FreeMono" fo:font-size="12pt" officeooo:rsid="005e87c4" officeooo:paragraph-rsid="00829485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FreeMono" fo:font-size="12pt" officeooo:rsid="005e87c4" officeooo:paragraph-rsid="008711db" style:font-size-asian="12pt" style:font-size-complex="12pt"/>
    </style:style>
    <style:style style:name="P50" style:family="paragraph" style:parent-style-name="Standard">
      <style:text-properties style:font-name="FreeMono" fo:font-size="12pt" officeooo:rsid="005e87c4" officeooo:paragraph-rsid="00c35d8c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FreeMono" fo:font-size="12pt" style:font-size-asian="12pt" style:font-size-complex="12pt"/>
    </style:style>
    <style:style style:name="P52" style:family="paragraph" style:parent-style-name="Standard">
      <style:text-properties style:font-name="FreeMono" fo:font-size="12pt" officeooo:rsid="009d242f" officeooo:paragraph-rsid="00a46883" style:font-size-asian="12pt" style:font-size-complex="12pt"/>
    </style:style>
    <style:style style:name="P53" style:family="paragraph" style:parent-style-name="Standard">
      <style:text-properties style:font-name="FreeMono" fo:font-size="12pt" officeooo:rsid="009d958b" officeooo:paragraph-rsid="009d242f" style:font-size-asian="12pt" style:font-size-complex="12pt"/>
    </style:style>
    <style:style style:name="P54" style:family="paragraph" style:parent-style-name="Standard">
      <style:text-properties style:font-name="FreeMono" fo:font-size="12pt" officeooo:rsid="009d958b" officeooo:paragraph-rsid="009d958b" style:font-size-asian="12pt" style:font-size-complex="12pt"/>
    </style:style>
    <style:style style:name="P55" style:family="paragraph" style:parent-style-name="Standard">
      <style:text-properties style:font-name="FreeMono" fo:font-size="12pt" officeooo:rsid="009d958b" officeooo:paragraph-rsid="009fdf74" style:font-size-asian="12pt" style:font-size-complex="12pt"/>
    </style:style>
    <style:style style:name="P56" style:family="paragraph" style:parent-style-name="Standard">
      <style:text-properties style:font-name="FreeMono" fo:font-size="12pt" officeooo:rsid="009fdf74" officeooo:paragraph-rsid="009fdf74" style:font-size-asian="12pt" style:font-size-complex="12pt"/>
    </style:style>
    <style:style style:name="P57" style:family="paragraph" style:parent-style-name="Standard">
      <style:text-properties style:font-name="FreeMono" fo:font-size="12pt" fo:language="en" fo:country="US" officeooo:paragraph-rsid="00557f03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a5744b" officeooo:paragraph-rsid="00a5744b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a5744b" officeooo:paragraph-rsid="00a68d73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a5744b" officeooo:paragraph-rsid="00d3f2fe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abda4e" officeooo:paragraph-rsid="00abda4e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b4d4ae" officeooo:paragraph-rsid="00b98995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bb3ec9" officeooo:paragraph-rsid="00bb3ec9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bb3ec9" officeooo:paragraph-rsid="00c2586d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bfdd49" officeooo:paragraph-rsid="00bfdee4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FreeMono" fo:font-size="12pt" fo:language="en" fo:country="US" officeooo:rsid="00c92d9d" officeooo:paragraph-rsid="00c92d9d" style:font-size-asian="12pt" style:font-size-complex="12pt"/>
    </style:style>
    <style:style style:name="P67" style:family="paragraph" style:parent-style-name="Standard">
      <style:text-properties style:font-name="FreeMono" fo:font-size="12pt" fo:language="en" fo:country="US" fo:font-weight="bold" officeooo:rsid="00b4422b" officeooo:paragraph-rsid="00b4422b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FreeMono" fo:font-size="12pt" fo:language="en" fo:country="US" fo:font-weight="bold" officeooo:rsid="00b4422b" officeooo:paragraph-rsid="00d3f2fe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FreeMono" officeooo:rsid="0059d6d6" officeooo:paragraph-rsid="0059dfc7"/>
    </style:style>
    <style:style style:name="P70" style:family="paragraph" style:parent-style-name="Standard">
      <style:paragraph-properties fo:text-align="justify" style:justify-single-word="false"/>
      <style:text-properties style:font-name="FreeMono" officeooo:rsid="0059d6d6" officeooo:paragraph-rsid="0059dfc7"/>
    </style:style>
    <style:style style:name="P71" style:family="paragraph" style:parent-style-name="Standard">
      <style:text-properties style:font-name="FreeMono" fo:font-size="10pt" officeooo:rsid="00704b2f" officeooo:paragraph-rsid="0071f082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FreeMono" fo:font-size="10pt" officeooo:rsid="00704b2f" officeooo:paragraph-rsid="0070eb5b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FreeMono" fo:font-size="10pt" officeooo:rsid="00704b2f" officeooo:paragraph-rsid="0071f082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FreeMono" fo:font-size="10pt" officeooo:rsid="005e87c4" officeooo:paragraph-rsid="0071f082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FreeMono" fo:font-size="10pt" officeooo:rsid="007e2f04" officeooo:paragraph-rsid="007e2f04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FreeMono" fo:font-size="10pt" officeooo:rsid="00346ee0" officeooo:paragraph-rsid="0071f082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FreeMono" fo:font-size="10pt" officeooo:paragraph-rsid="0071f082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FreeMono" officeooo:rsid="00383350" officeooo:paragraph-rsid="0071f082"/>
    </style:style>
    <style:style style:name="P79" style:family="paragraph" style:parent-style-name="Standard">
      <style:paragraph-properties fo:text-align="justify" style:justify-single-word="false"/>
      <style:text-properties style:font-name="FreeMono" officeooo:rsid="00383350" officeooo:paragraph-rsid="009bc352"/>
    </style:style>
    <style:style style:name="P80" style:family="paragraph" style:parent-style-name="Standard">
      <style:paragraph-properties fo:text-align="justify" style:justify-single-word="false"/>
      <style:text-properties style:font-name="FreeMono" officeooo:rsid="003f0518" officeooo:paragraph-rsid="0071f082"/>
    </style:style>
    <style:style style:name="P81" style:family="paragraph" style:parent-style-name="Standard">
      <style:paragraph-properties fo:text-align="justify" style:justify-single-word="false"/>
      <style:text-properties style:font-name="FreeMono" officeooo:rsid="003f0518" officeooo:paragraph-rsid="00c5a39d"/>
    </style:style>
    <style:style style:name="P82" style:family="paragraph" style:parent-style-name="Standard">
      <style:text-properties style:font-name="FreeMono" officeooo:rsid="005e87c4" officeooo:paragraph-rsid="0077eb12"/>
    </style:style>
    <style:style style:name="P83" style:family="paragraph" style:parent-style-name="Standard">
      <style:paragraph-properties fo:text-align="justify" style:justify-single-word="false"/>
      <style:text-properties style:font-name="FreeMono" officeooo:rsid="005e87c4" officeooo:paragraph-rsid="007891e2"/>
    </style:style>
    <style:style style:name="P84" style:family="paragraph" style:parent-style-name="Standard">
      <style:paragraph-properties fo:text-align="justify" style:justify-single-word="false"/>
      <style:text-properties style:font-name="FreeMono" officeooo:rsid="005e87c4" officeooo:paragraph-rsid="007e2f04"/>
    </style:style>
    <style:style style:name="P85" style:family="paragraph" style:parent-style-name="Standard">
      <style:paragraph-properties fo:text-align="justify" style:justify-single-word="false"/>
      <style:text-properties style:font-name="FreeMono" officeooo:rsid="005e87c4" officeooo:paragraph-rsid="0077eb12"/>
    </style:style>
    <style:style style:name="P86" style:family="paragraph" style:parent-style-name="Standard">
      <style:paragraph-properties fo:text-align="justify" style:justify-single-word="false"/>
      <style:text-properties style:font-name="FreeMono" officeooo:rsid="0080870a" officeooo:paragraph-rsid="0082499f"/>
    </style:style>
    <style:style style:name="P87" style:family="paragraph" style:parent-style-name="Standard">
      <style:paragraph-properties fo:text-align="justify" style:justify-single-word="false"/>
      <style:text-properties style:font-name="FreeMono" officeooo:rsid="000c6051" officeooo:paragraph-rsid="008f72e6"/>
    </style:style>
    <style:style style:name="P88" style:family="paragraph" style:parent-style-name="Standard">
      <style:paragraph-properties fo:text-align="justify" style:justify-single-word="false"/>
      <style:text-properties style:font-name="FreeMono" officeooo:rsid="0092d0ed" officeooo:paragraph-rsid="00c42c1d"/>
    </style:style>
    <style:style style:name="P89" style:family="paragraph" style:parent-style-name="Standard">
      <style:paragraph-properties fo:text-align="justify" style:justify-single-word="false"/>
      <style:text-properties style:font-name="FreeMono" officeooo:rsid="002c3bcc" officeooo:paragraph-rsid="0095a700"/>
    </style:style>
    <style:style style:name="P90" style:family="paragraph" style:parent-style-name="Standard">
      <style:paragraph-properties fo:text-align="justify" style:justify-single-word="false"/>
      <style:text-properties style:font-name="FreeMono"/>
    </style:style>
    <style:style style:name="P91" style:family="paragraph" style:parent-style-name="Standard">
      <style:text-properties style:font-name="FreeMono" officeooo:rsid="00704b2f" officeooo:paragraph-rsid="00829485"/>
    </style:style>
    <style:style style:name="P92" style:family="paragraph" style:parent-style-name="Standard">
      <style:text-properties style:font-name="FreeMono" officeooo:rsid="004b53a3" officeooo:paragraph-rsid="004b53a3"/>
    </style:style>
    <style:style style:name="P93" style:family="paragraph" style:parent-style-name="Standard">
      <style:paragraph-properties fo:text-align="justify" style:justify-single-word="false"/>
      <style:text-properties style:font-name="FreeMono" officeooo:rsid="001bfb3e" officeooo:paragraph-rsid="00c5b817"/>
    </style:style>
    <style:style style:name="P94" style:family="paragraph" style:parent-style-name="Standard">
      <style:paragraph-properties fo:text-align="justify" style:justify-single-word="false"/>
      <style:text-properties style:font-name="FreeMono" officeooo:rsid="001d2ef7" officeooo:paragraph-rsid="00c5b817"/>
    </style:style>
    <style:style style:name="P95" style:family="paragraph" style:parent-style-name="Standard">
      <style:paragraph-properties fo:text-align="justify" style:justify-single-word="false"/>
      <style:text-properties style:font-name="FreeMono" officeooo:rsid="0020b1c0" officeooo:paragraph-rsid="00c5b817"/>
    </style:style>
    <style:style style:name="P96" style:family="paragraph" style:parent-style-name="Standard">
      <style:paragraph-properties fo:text-align="justify" style:justify-single-word="false"/>
      <style:text-properties style:font-name="FreeMono" officeooo:rsid="001d981f" officeooo:paragraph-rsid="00c5b817"/>
    </style:style>
    <style:style style:name="P97" style:family="paragraph" style:parent-style-name="Standard">
      <style:paragraph-properties fo:text-align="justify" style:justify-single-word="false"/>
      <style:text-properties style:font-name="FreeMono" officeooo:rsid="001f78ab" officeooo:paragraph-rsid="00c5b817"/>
    </style:style>
    <style:style style:name="P98" style:family="paragraph" style:parent-style-name="Standard">
      <style:paragraph-properties fo:text-align="justify" style:justify-single-word="false"/>
      <style:text-properties style:font-name="FreeMono" officeooo:rsid="001fa08f" officeooo:paragraph-rsid="00c5b817"/>
    </style:style>
    <style:style style:name="P99" style:family="paragraph" style:parent-style-name="Standard">
      <style:paragraph-properties fo:text-align="justify" style:justify-single-word="false"/>
      <style:text-properties style:font-name="FreeMono" officeooo:rsid="0022950a" officeooo:paragraph-rsid="00c5b817"/>
    </style:style>
    <style:style style:name="P100" style:family="paragraph" style:parent-style-name="Standard">
      <style:paragraph-properties fo:text-align="justify" style:justify-single-word="false"/>
      <style:text-properties style:font-name="FreeMono" officeooo:rsid="00a2b258" officeooo:paragraph-rsid="00a2b258"/>
    </style:style>
    <style:style style:name="P101" style:family="paragraph" style:parent-style-name="Standard">
      <style:paragraph-properties fo:text-align="justify" style:justify-single-word="false"/>
      <style:text-properties style:font-name="FreeMono" officeooo:rsid="00a5744b" officeooo:paragraph-rsid="00a5744b"/>
    </style:style>
    <style:style style:name="P102" style:family="paragraph" style:parent-style-name="Standard">
      <style:paragraph-properties fo:text-align="justify" style:justify-single-word="false"/>
      <style:text-properties style:font-name="FreeMono" fo:language="en" fo:country="US" fo:font-weight="bold" officeooo:rsid="00c8d5a8" officeooo:paragraph-rsid="00c92d9d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FreeMono" fo:language="en" fo:country="US" fo:font-weight="bold" officeooo:rsid="00c92d9d" officeooo:paragraph-rsid="00c92d9d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FreeMono" officeooo:rsid="00b1b25f" officeooo:paragraph-rsid="00b3dd4e"/>
    </style:style>
    <style:style style:name="P105" style:family="paragraph" style:parent-style-name="Standard">
      <style:paragraph-properties fo:text-align="justify" style:justify-single-word="false"/>
      <style:text-properties style:font-name="FreeMono" fo:font-style="normal" style:text-underline-style="none" fo:font-weight="normal" officeooo:rsid="00b1b25f" officeooo:paragraph-rsid="00b3dd4e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language="en" fo:country="US" officeooo:paragraph-rsid="00bfdee4"/>
    </style:style>
    <style:style style:name="P107" style:family="paragraph" style:parent-style-name="Standard">
      <style:paragraph-properties fo:text-align="justify" style:justify-single-word="false"/>
      <style:text-properties fo:language="en" fo:country="US" officeooo:rsid="00c8d5a8" officeooo:paragraph-rsid="00c8d5a8"/>
    </style:style>
    <style:style style:name="P108" style:family="paragraph" style:parent-style-name="Standard">
      <style:text-properties officeooo:paragraph-rsid="00c2586d"/>
    </style:style>
    <style:style style:name="P109" style:family="paragraph" style:parent-style-name="Standard">
      <style:paragraph-properties fo:margin-top="0cm" fo:margin-bottom="0cm" loext:contextual-spacing="false"/>
      <style:text-properties style:font-name="Courier 10 Pitch" fo:font-size="10pt" officeooo:rsid="006e8ee7" officeooo:paragraph-rsid="00d1b9fd" style:font-size-asian="10pt" style:font-size-complex="10pt"/>
    </style:style>
    <style:style style:name="P110" style:family="paragraph" style:parent-style-name="Standard">
      <style:paragraph-properties fo:margin-top="0cm" fo:margin-bottom="0cm" loext:contextual-spacing="false"/>
      <style:text-properties style:font-name="Courier 10 Pitch" fo:font-size="10pt" officeooo:rsid="00d1b9fd" officeooo:paragraph-rsid="00d1b9fd" style:font-size-asian="10pt" style:font-size-complex="10pt"/>
    </style:style>
    <style:style style:name="P111" style:family="paragraph" style:parent-style-name="Standard">
      <style:paragraph-properties fo:margin-top="0cm" fo:margin-bottom="0cm" loext:contextual-spacing="false"/>
      <style:text-properties style:font-name="FreeMono" fo:font-size="12pt" fo:language="en" fo:country="US" fo:font-weight="bold" officeooo:rsid="00d01174" officeooo:paragraph-rsid="00d01174" style:font-size-asian="12pt" style:font-weight-asian="bold" style:font-name-complex="Courier New1" style:font-size-complex="12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style:font-name="FreeMono" fo:font-size="12pt" fo:language="en" fo:country="US" fo:font-weight="bold" officeooo:rsid="00d1b9fd" officeooo:paragraph-rsid="00d1b9fd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style:font-name="Courier 10 Pitch" fo:font-size="9pt" officeooo:paragraph-rsid="00557f03" style:font-size-asian="9pt" style:font-name-complex="Courier New1" style:font-size-complex="9pt"/>
    </style:style>
    <style:style style:name="P114" style:family="paragraph" style:parent-style-name="Standard">
      <style:paragraph-properties fo:margin-top="0cm" fo:margin-bottom="0cm" loext:contextual-spacing="false"/>
      <style:text-properties style:font-name="Courier 10 Pitch" fo:font-size="9pt" officeooo:paragraph-rsid="00557f03" style:font-size-asian="9pt" style:font-size-complex="9pt"/>
    </style:style>
    <style:style style:name="P115" style:family="paragraph" style:parent-style-name="Standard">
      <style:paragraph-properties fo:margin-top="0cm" fo:margin-bottom="0cm" loext:contextual-spacing="false"/>
      <style:text-properties style:font-name="Courier 10 Pitch" fo:font-size="9pt" officeooo:rsid="006e8ee7" officeooo:paragraph-rsid="00bbf88a" style:font-size-asian="9pt" style:font-size-complex="9pt"/>
    </style:style>
    <style:style style:name="P116" style:family="paragraph" style:parent-style-name="Standard">
      <style:paragraph-properties fo:margin-top="0cm" fo:margin-bottom="0cm" loext:contextual-spacing="false"/>
      <style:text-properties style:font-name="Courier 10 Pitch" fo:font-size="9pt" fo:language="en" fo:country="US" officeooo:paragraph-rsid="00557f03" style:font-size-asian="9pt" style:font-name-complex="Courier New1" style:font-size-complex="9pt"/>
    </style:style>
    <style:style style:name="P117" style:family="paragraph" style:parent-style-name="Standard">
      <style:paragraph-properties fo:margin-top="0cm" fo:margin-bottom="0cm" loext:contextual-spacing="false"/>
      <style:text-properties style:font-name="Courier 10 Pitch" fo:font-size="9pt" fo:language="en" fo:country="US" officeooo:paragraph-rsid="00557f03" style:font-size-asian="9pt" style:font-size-complex="9pt"/>
    </style:style>
    <style:style style:name="P1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10 Pitch" fo:font-size="9pt" fo:language="en" fo:country="US" officeooo:rsid="006e8ee7" officeooo:paragraph-rsid="00bbf88a" style:font-size-asian="9pt" style:font-size-complex="9pt"/>
    </style:style>
    <style:style style:name="P119" style:family="paragraph" style:parent-style-name="Standard">
      <style:paragraph-properties fo:margin-top="0cm" fo:margin-bottom="0cm" loext:contextual-spacing="false"/>
      <style:text-properties style:font-name="Courier 10 Pitch" fo:font-size="9pt" fo:language="en" fo:country="US" officeooo:paragraph-rsid="00bfdee4" style:font-size-asian="9pt" style:font-size-complex="9pt"/>
    </style:style>
    <style:style style:name="P120" style:family="paragraph" style:parent-style-name="Standard">
      <style:paragraph-properties fo:margin-top="0cm" fo:margin-bottom="0cm" loext:contextual-spacing="false"/>
      <style:text-properties style:font-name="Courier 10 Pitch" fo:font-size="9pt" fo:language="en" fo:country="US" officeooo:rsid="00bfdee4" officeooo:paragraph-rsid="00bfdee4" style:font-size-asian="9pt" style:font-size-complex="9pt"/>
    </style:style>
    <style:style style:name="P121" style:family="paragraph" style:parent-style-name="Standard">
      <style:paragraph-properties fo:margin-top="0cm" fo:margin-bottom="0cm" loext:contextual-spacing="false"/>
      <style:text-properties style:font-name="Courier 10 Pitch" fo:font-size="10pt" fo:language="en" fo:country="US" officeooo:paragraph-rsid="00509236" style:font-size-asian="10pt" style:font-size-complex="10pt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10 Pitch" fo:font-size="10pt" fo:language="en" fo:country="US" officeooo:paragraph-rsid="00509236" style:font-size-asian="10pt" style:font-size-complex="10pt"/>
    </style:style>
    <style:style style:name="P123" style:family="paragraph" style:parent-style-name="Standard">
      <style:paragraph-properties fo:margin-top="0cm" fo:margin-bottom="0cm" loext:contextual-spacing="false"/>
      <style:text-properties style:font-name="Courier 10 Pitch" fo:font-size="10pt" fo:language="en" fo:country="US" officeooo:rsid="00caa19c" officeooo:paragraph-rsid="00caa19c" style:font-size-asian="10pt" style:font-size-complex="10pt"/>
    </style:style>
    <style:style style:name="P124" style:family="paragraph" style:parent-style-name="Standard">
      <style:paragraph-properties fo:margin-top="0cm" fo:margin-bottom="0cm" loext:contextual-spacing="false"/>
      <style:text-properties style:font-name="Courier 10 Pitch" fo:font-size="10pt" fo:language="en" fo:country="US" officeooo:paragraph-rsid="00cc2f06" style:font-size-asian="10pt" style:font-size-complex="10pt"/>
    </style:style>
    <style:style style:name="P125" style:family="paragraph" style:parent-style-name="Standard">
      <style:paragraph-properties fo:margin-top="0cm" fo:margin-bottom="0cm" loext:contextual-spacing="false"/>
      <style:text-properties style:font-name="Courier 10 Pitch" fo:font-size="10pt" fo:language="en" fo:country="US" officeooo:paragraph-rsid="00d1b9fd" style:font-size-asian="10pt" style:font-size-complex="10pt"/>
    </style:style>
    <style:style style:name="P126" style:family="paragraph" style:parent-style-name="Standard">
      <style:paragraph-properties fo:margin-top="0cm" fo:margin-bottom="0cm" loext:contextual-spacing="false"/>
      <style:text-properties style:font-name="Courier 10 Pitch" fo:font-size="10pt" fo:language="en" fo:country="US" officeooo:paragraph-rsid="00d01174" style:font-size-asian="10pt" style:font-name-complex="Courier New1" style:font-size-complex="10pt"/>
    </style:style>
    <style:style style:name="P127" style:family="paragraph" style:parent-style-name="Standard">
      <style:paragraph-properties fo:margin-top="0cm" fo:margin-bottom="0cm" loext:contextual-spacing="false"/>
      <style:text-properties style:font-name="Courier 10 Pitch" fo:font-size="10pt" fo:language="en" fo:country="US" officeooo:rsid="00d01174" officeooo:paragraph-rsid="00d01174" style:font-size-asian="10pt" style:font-name-complex="Courier New1" style:font-size-complex="10pt"/>
    </style:style>
    <style:style style:name="P128" style:family="paragraph" style:parent-style-name="Standard">
      <style:paragraph-properties fo:margin-top="0cm" fo:margin-bottom="0cm" loext:contextual-spacing="false"/>
      <style:text-properties style:font-name="Courier 10 Pitch" fo:font-size="10pt" fo:language="en" fo:country="US" fo:font-weight="bold" officeooo:rsid="00caa19c" officeooo:paragraph-rsid="00caa19c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style:font-name="Courier 10 Pitch" fo:font-size="10pt" officeooo:paragraph-rsid="00509236" style:font-size-asian="10pt" style:font-size-complex="10pt"/>
    </style:style>
    <style:style style:name="P130" style:family="paragraph" style:parent-style-name="Standard">
      <style:paragraph-properties fo:margin-top="0cm" fo:margin-bottom="0cm" loext:contextual-spacing="false"/>
      <style:text-properties style:font-name="Courier 10 Pitch" fo:font-size="10pt" officeooo:paragraph-rsid="00cc2f06" style:font-size-asian="10pt" style:font-size-complex="10pt"/>
    </style:style>
    <style:style style:name="P131" style:family="paragraph" style:parent-style-name="Standard">
      <style:paragraph-properties fo:margin-top="0cm" fo:margin-bottom="0cm" loext:contextual-spacing="false"/>
      <style:text-properties style:font-name="Courier 10 Pitch" fo:font-size="10pt" officeooo:paragraph-rsid="00d01174" style:font-size-asian="10pt" style:font-size-complex="10pt"/>
    </style:style>
    <style:style style:name="P132" style:family="paragraph" style:parent-style-name="Standard">
      <style:paragraph-properties fo:margin-top="0cm" fo:margin-bottom="0cm" loext:contextual-spacing="false"/>
      <style:text-properties style:font-name="Courier 10 Pitch" fo:font-size="10pt" officeooo:paragraph-rsid="00d1b9fd" style:font-size-asian="10pt" style:font-size-complex="10pt"/>
    </style:style>
    <style:style style:name="P133" style:family="paragraph" style:parent-style-name="Standard">
      <style:paragraph-properties fo:margin-top="0cm" fo:margin-bottom="0cm" loext:contextual-spacing="false"/>
      <style:text-properties fo:language="en" fo:country="US" officeooo:paragraph-rsid="00557f03"/>
    </style:style>
    <style:style style:name="P134" style:family="paragraph" style:parent-style-name="Standard">
      <style:paragraph-properties fo:margin-top="0cm" fo:margin-bottom="0cm" loext:contextual-spacing="false"/>
      <style:text-properties style:font-name="Courier New" fo:font-size="9pt" fo:language="en" fo:country="US" officeooo:paragraph-rsid="00557f03" style:font-size-asian="9pt" style:font-name-complex="Courier New1" style:font-size-complex="9pt"/>
    </style:style>
    <style:style style:name="P135" style:family="paragraph" style:parent-style-name="Standard">
      <style:paragraph-properties fo:margin-top="0cm" fo:margin-bottom="0cm" loext:contextual-spacing="false"/>
      <style:text-properties style:font-name="Courier New" fo:font-size="9pt" fo:language="en" fo:country="US" officeooo:paragraph-rsid="00bb3ec9" style:font-size-asian="9pt" style:font-name-complex="Courier New1" style:font-size-complex="9pt"/>
    </style:style>
    <style:style style:name="P1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9pt" fo:language="en" fo:country="US" officeooo:paragraph-rsid="00bb3ec9" style:font-size-asian="9pt" style:font-size-complex="9pt"/>
    </style:style>
    <style:style style:name="P137" style:family="paragraph" style:parent-style-name="Standard" style:master-page-name="">
      <style:paragraph-properties fo:margin-top="0cm" fo:margin-bottom="0cm" loext:contextual-spacing="false" style:page-number="auto"/>
      <style:text-properties style:font-name="Courier 10 Pitch" fo:font-size="10pt" officeooo:rsid="00d1b9fd" officeooo:paragraph-rsid="00d1b9fd" style:font-size-asian="10pt" style:font-size-complex="10pt"/>
    </style:style>
    <style:style style:name="P138" style:family="paragraph" style:parent-style-name="Standard">
      <style:paragraph-properties fo:margin-top="0cm" fo:margin-bottom="0cm" loext:contextual-spacing="false" fo:break-before="page"/>
      <style:text-properties style:font-name="Courier 10 Pitch" fo:font-size="10pt" officeooo:rsid="006e8ee7" officeooo:paragraph-rsid="00d1b9fd" style:font-size-asian="10pt" style:font-size-complex="10pt"/>
    </style:style>
    <style:style style:name="P139" style:family="paragraph" style:parent-style-name="Standard">
      <style:paragraph-properties fo:text-align="justify" style:justify-single-word="false" fo:break-before="page"/>
      <style:text-properties style:font-name="FreeMono" fo:font-size="14pt" fo:language="en" fo:country="US" officeooo:paragraph-rsid="00bfdee4" style:font-size-asian="14pt" style:font-size-complex="14pt"/>
    </style:style>
    <style:style style:name="P140" style:family="paragraph" style:parent-style-name="Standard">
      <style:paragraph-properties fo:break-before="page"/>
      <style:text-properties officeooo:rsid="0065a608" officeooo:paragraph-rsid="0065a608"/>
    </style:style>
    <style:style style:name="P141" style:family="paragraph" style:parent-style-name="Table_20_Contents">
      <style:paragraph-properties fo:text-align="justify" style:justify-single-word="false"/>
      <style:text-properties style:font-name="FreeMono" fo:font-size="10pt" officeooo:rsid="007a80be" officeooo:paragraph-rsid="007a80be" style:font-size-asian="10pt" style:font-size-complex="10pt"/>
    </style:style>
    <style:style style:name="P142" style:family="paragraph" style:parent-style-name="Table_20_Contents">
      <style:paragraph-properties fo:text-align="justify" style:justify-single-word="false"/>
      <style:text-properties style:font-name="FreeMono" fo:font-size="10pt" officeooo:rsid="007a80be" officeooo:paragraph-rsid="007ac548" style:font-size-asian="10pt" style:font-size-complex="10pt"/>
    </style:style>
    <style:style style:name="P143" style:family="paragraph" style:parent-style-name="Table_20_Contents">
      <style:paragraph-properties fo:text-align="justify" style:justify-single-word="false"/>
      <style:text-properties style:font-name="FreeMono" fo:font-size="10pt" officeooo:rsid="007cbdc3" officeooo:paragraph-rsid="007cbdc3" style:font-size-asian="10pt" style:font-size-complex="10pt"/>
    </style:style>
    <style:style style:name="P144" style:family="paragraph" style:parent-style-name="Table_20_Contents">
      <style:paragraph-properties fo:text-align="justify" style:justify-single-word="false"/>
      <style:text-properties style:font-name="FreeMono" fo:font-size="10pt" officeooo:rsid="007891e2" officeooo:paragraph-rsid="007891e2" style:font-size-asian="10pt" style:font-size-complex="10pt"/>
    </style:style>
    <style:style style:name="P145" style:family="paragraph" style:parent-style-name="Table_20_Contents">
      <style:paragraph-properties fo:text-align="justify" style:justify-single-word="false"/>
      <style:text-properties style:font-name="FreeMono" fo:font-size="10pt" officeooo:rsid="005307fe" officeooo:paragraph-rsid="0071f082" style:font-size-asian="10pt" style:font-size-complex="10pt"/>
    </style:style>
    <style:style style:name="P146" style:family="paragraph" style:parent-style-name="Table_20_Contents">
      <style:paragraph-properties fo:text-align="justify" style:justify-single-word="false"/>
      <style:text-properties style:font-name="FreeMono" fo:font-size="10pt" officeooo:rsid="003f0518" officeooo:paragraph-rsid="0071f082" style:font-size-asian="10pt" style:font-size-complex="10pt"/>
    </style:style>
    <style:style style:name="P147" style:family="paragraph" style:parent-style-name="Table_20_Contents">
      <style:paragraph-properties fo:text-align="justify" style:justify-single-word="false"/>
      <style:text-properties style:font-name="FreeMono" fo:font-size="10pt" officeooo:rsid="0041980b" officeooo:paragraph-rsid="0071f082" style:font-size-asian="10pt" style:font-size-complex="10pt"/>
    </style:style>
    <style:style style:name="P148" style:family="paragraph" style:parent-style-name="Table_20_Contents">
      <style:paragraph-properties fo:text-align="justify" style:justify-single-word="false"/>
      <style:text-properties style:font-name="FreeMono" fo:font-size="12pt" officeooo:rsid="00abda4e" officeooo:paragraph-rsid="00abda4e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FreeMono" fo:font-size="12pt" officeooo:rsid="00abda4e" officeooo:paragraph-rsid="00ad1415" style:font-size-asian="12pt" style:font-size-complex="12pt"/>
    </style:style>
    <style:style style:name="P150" style:family="paragraph" style:parent-style-name="Table_20_Contents">
      <style:paragraph-properties fo:text-align="justify" style:justify-single-word="false"/>
      <style:text-properties style:font-name="FreeMono" fo:font-size="12pt" officeooo:rsid="00abda4e" officeooo:paragraph-rsid="00ad9f7e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FreeMono" fo:font-size="12pt" officeooo:rsid="00ad1415" officeooo:paragraph-rsid="00ad1415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FreeMono" fo:font-size="12pt" officeooo:rsid="00ad1415" officeooo:paragraph-rsid="00aeea0b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FreeMono" fo:font-size="12pt" officeooo:rsid="00ad9f7e" officeooo:paragraph-rsid="00ad9f7e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FreeMono" fo:font-size="12pt" officeooo:rsid="00ad9f7e" officeooo:paragraph-rsid="00aeea0b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FreeMono" fo:font-size="12pt" officeooo:rsid="00aeea0b" officeooo:paragraph-rsid="00aeea0b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FreeMono" fo:font-size="12pt" officeooo:rsid="00aeea0b" officeooo:paragraph-rsid="00afabfd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FreeMono" fo:font-size="12pt" officeooo:rsid="00afabfd" officeooo:paragraph-rsid="00afabfd" style:font-size-asian="12pt" style:font-size-complex="12pt"/>
    </style:style>
    <style:style style:name="P158" style:family="paragraph" style:parent-style-name="обычный_20_текст">
      <style:paragraph-properties fo:text-align="justify" style:justify-single-word="false"/>
      <style:text-properties style:font-name="FreeMono" fo:font-size="12pt" officeooo:rsid="00664cb5" officeooo:paragraph-rsid="00664cb5" style:font-size-asian="12pt" style:font-size-complex="12pt"/>
    </style:style>
    <style:style style:name="P159" style:family="paragraph" style:parent-style-name="обычный_20_текст">
      <style:paragraph-properties fo:text-align="justify" style:justify-single-word="false"/>
      <style:text-properties style:font-name="FreeMono" fo:font-size="12pt" officeooo:paragraph-rsid="0065a608" style:font-size-asian="12pt" style:font-size-complex="12pt"/>
    </style:style>
    <style:style style:name="P160" style:family="paragraph" style:parent-style-name="обычный_20_текст">
      <style:paragraph-properties fo:text-align="justify" style:justify-single-word="false"/>
      <style:text-properties style:font-name="FreeMono"/>
    </style:style>
    <style:style style:name="T1" style:family="text">
      <style:text-properties officeooo:rsid="000c6051"/>
    </style:style>
    <style:style style:name="T2" style:family="text">
      <style:text-properties officeooo:rsid="00116883"/>
    </style:style>
    <style:style style:name="T3" style:family="text">
      <style:text-properties officeooo:rsid="0012b5b8"/>
    </style:style>
    <style:style style:name="T4" style:family="text">
      <style:text-properties officeooo:rsid="00163669"/>
    </style:style>
    <style:style style:name="T5" style:family="text">
      <style:text-properties officeooo:rsid="001d2ef7"/>
    </style:style>
    <style:style style:name="T6" style:family="text">
      <style:text-properties officeooo:rsid="002187b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1f082" style:font-weight-asian="bold" style:font-weight-complex="bold"/>
    </style:style>
    <style:style style:name="T9" style:family="text">
      <style:text-properties fo:font-weight="bold" officeooo:rsid="00885110" style:font-weight-asian="bold" style:font-weight-complex="bold"/>
    </style:style>
    <style:style style:name="T10" style:family="text">
      <style:text-properties fo:font-weight="bold" officeooo:rsid="00886907" style:font-weight-asian="bold" style:font-weight-complex="bold"/>
    </style:style>
    <style:style style:name="T11" style:family="text">
      <style:text-properties fo:font-weight="bold" officeooo:rsid="005e87c4" style:font-weight-asian="bold" style:font-weight-complex="bold"/>
    </style:style>
    <style:style style:name="T12" style:family="text">
      <style:text-properties fo:font-weight="bold" officeooo:rsid="000c6051" style:font-weight-asian="bold" style:font-weight-complex="bold"/>
    </style:style>
    <style:style style:name="T13" style:family="text">
      <style:text-properties fo:font-weight="bold" officeooo:rsid="009d958b" style:font-weight-asian="bold" style:font-weight-complex="bold"/>
    </style:style>
    <style:style style:name="T14" style:family="text">
      <style:text-properties fo:font-weight="bold" officeooo:rsid="0023c09d" style:font-weight-asian="bold" style:font-weight-complex="bold"/>
    </style:style>
    <style:style style:name="T15" style:family="text">
      <style:text-properties fo:font-weight="bold" officeooo:rsid="00bfdd49" style:font-weight-asian="bold" style:font-weight-complex="bold"/>
    </style:style>
    <style:style style:name="T16" style:family="text">
      <style:text-properties fo:font-weight="bold" officeooo:rsid="00d3f2fe" style:font-weight-asian="bold" style:font-weight-complex="bold"/>
    </style:style>
    <style:style style:name="T17" style:family="text">
      <style:text-properties fo:font-weight="bold" officeooo:rsid="006e8ee7" style:font-weight-asian="bold" style:font-weight-complex="bold"/>
    </style:style>
    <style:style style:name="T18" style:family="text">
      <style:text-properties officeooo:rsid="0023c09d"/>
    </style:style>
    <style:style style:name="T19" style:family="text">
      <style:text-properties officeooo:rsid="00346ee0"/>
    </style:style>
    <style:style style:name="T20" style:family="text">
      <style:text-properties officeooo:rsid="003b3bf3"/>
    </style:style>
    <style:style style:name="T21" style:family="text">
      <style:text-properties officeooo:rsid="003d6a48"/>
    </style:style>
    <style:style style:name="T22" style:family="text">
      <style:text-properties officeooo:rsid="0048d5ca"/>
    </style:style>
    <style:style style:name="T23" style:family="text">
      <style:text-properties officeooo:rsid="00494d69"/>
    </style:style>
    <style:style style:name="T24" style:family="text">
      <style:text-properties style:font-name="Courier New" fo:font-size="9pt" fo:language="en" fo:country="US" officeooo:rsid="009f954f" style:font-size-asian="9pt" style:font-name-complex="Courier New1" style:font-size-complex="9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font-name-complex="Courier New1"/>
    </style:style>
    <style:style style:name="T27" style:family="text">
      <style:text-properties fo:language="en" fo:country="US" officeooo:rsid="009f954f" style:font-name-complex="Courier New1"/>
    </style:style>
    <style:style style:name="T28" style:family="text">
      <style:text-properties fo:language="en" fo:country="US" fo:font-weight="bold" style:font-weight-asian="bold" style:font-name-complex="Courier New1"/>
    </style:style>
    <style:style style:name="T29" style:family="text">
      <style:text-properties fo:language="en" fo:country="US" officeooo:rsid="00bb227a"/>
    </style:style>
    <style:style style:name="T30" style:family="text">
      <style:text-properties officeooo:rsid="005307fe"/>
    </style:style>
    <style:style style:name="T31" style:family="text">
      <style:text-properties officeooo:rsid="0059d6d6"/>
    </style:style>
    <style:style style:name="T32" style:family="text">
      <style:text-properties officeooo:rsid="005c439e"/>
    </style:style>
    <style:style style:name="T33" style:family="text">
      <style:text-properties officeooo:rsid="005c7e30"/>
    </style:style>
    <style:style style:name="T34" style:family="text">
      <style:text-properties officeooo:rsid="005fccc5"/>
    </style:style>
    <style:style style:name="T35" style:family="text">
      <style:text-properties officeooo:rsid="0061a1f9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65a608"/>
    </style:style>
    <style:style style:name="T38" style:family="text">
      <style:text-properties officeooo:rsid="006c2468"/>
    </style:style>
    <style:style style:name="T39" style:family="text">
      <style:text-properties officeooo:rsid="007182d8"/>
    </style:style>
    <style:style style:name="T40" style:family="text">
      <style:text-properties officeooo:rsid="00581305"/>
    </style:style>
    <style:style style:name="T41" style:family="text">
      <style:text-properties officeooo:rsid="0071f082"/>
    </style:style>
    <style:style style:name="T42" style:family="text">
      <style:text-properties officeooo:rsid="0073a63d"/>
    </style:style>
    <style:style style:name="T43" style:family="text">
      <style:text-properties officeooo:rsid="00749d5b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officeooo:rsid="0065a608" style:font-size-asian="12pt" style:font-size-complex="12pt"/>
    </style:style>
    <style:style style:name="T46" style:family="text">
      <style:text-properties fo:font-size="12pt" officeooo:rsid="0068412f" style:font-size-asian="12pt" style:font-size-complex="12pt"/>
    </style:style>
    <style:style style:name="T47" style:family="text">
      <style:text-properties fo:font-size="12pt" officeooo:rsid="000c6051" style:font-size-asian="12pt" style:font-size-complex="12pt"/>
    </style:style>
    <style:style style:name="T48" style:family="text">
      <style:text-properties fo:font-size="12pt" fo:font-weight="bold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77eb12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5e87c4" style:font-size-asian="12pt" style:font-weight-asian="bold" style:font-size-complex="12pt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5e87c4" style:font-weight-asian="normal" style:font-weight-complex="normal"/>
    </style:style>
    <style:style style:name="T53" style:family="text">
      <style:text-properties fo:font-weight="normal" officeooo:rsid="00d3f2fe" style:font-weight-asian="normal" style:font-weight-complex="normal"/>
    </style:style>
    <style:style style:name="T54" style:family="text">
      <style:text-properties fo:font-weight="normal" officeooo:rsid="006e8ee7" style:font-weight-asian="normal" style:font-weight-complex="normal"/>
    </style:style>
    <style:style style:name="T55" style:family="text">
      <style:text-properties officeooo:rsid="007cbdc3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2aac1a" style:font-size-asian="10pt" style:font-size-complex="10pt"/>
    </style:style>
    <style:style style:name="T58" style:family="text">
      <style:text-properties fo:font-size="10pt" officeooo:rsid="000c6051" style:font-size-asian="10pt" style:font-size-complex="10pt"/>
    </style:style>
    <style:style style:name="T59" style:family="text">
      <style:text-properties fo:font-size="10pt" officeooo:rsid="0041980b" style:font-size-asian="10pt" style:font-size-complex="10pt"/>
    </style:style>
    <style:style style:name="T60" style:family="text">
      <style:text-properties fo:font-size="10pt" officeooo:rsid="00494d69" style:font-size-asian="10pt" style:font-size-complex="10pt"/>
    </style:style>
    <style:style style:name="T61" style:family="text">
      <style:text-properties officeooo:rsid="00843298"/>
    </style:style>
    <style:style style:name="T62" style:family="text">
      <style:text-properties officeooo:rsid="00885110"/>
    </style:style>
    <style:style style:name="T63" style:family="text">
      <style:text-properties fo:font-style="italic" fo:font-weight="normal" officeooo:rsid="00885110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86907" style:font-style-asian="italic" style:font-weight-asian="normal" style:font-style-complex="italic" style:font-weight-complex="normal"/>
    </style:style>
    <style:style style:name="T65" style:family="text">
      <style:text-properties style:font-name="Courier 10 Pitch" fo:font-size="9pt" fo:font-weight="bold" officeooo:rsid="006e8ee7" style:font-size-asian="9pt" style:font-weight-asian="bold" style:font-size-complex="9pt" style:font-weight-complex="bold"/>
    </style:style>
    <style:style style:name="T66" style:family="text">
      <style:text-properties style:font-name="Courier 10 Pitch" fo:font-size="9pt" fo:font-weight="bold" officeooo:rsid="00d3f2fe" style:font-size-asian="9pt" style:font-weight-asian="bold" style:font-size-complex="9pt" style:font-weight-complex="bold"/>
    </style:style>
    <style:style style:name="T67" style:family="text">
      <style:text-properties style:font-name="Courier 10 Pitch" fo:font-size="9pt" fo:language="ru" fo:country="RU" fo:font-weight="bold" officeooo:rsid="00d3f2fe" style:font-size-asian="9pt" style:font-weight-asian="bold" style:font-size-complex="9pt" style:font-weight-complex="bold"/>
    </style:style>
    <style:style style:name="T68" style:family="text">
      <style:text-properties officeooo:rsid="0093c91d"/>
    </style:style>
    <style:style style:name="T69" style:family="text">
      <style:text-properties fo:font-size="9pt" fo:language="en" fo:country="US" officeooo:rsid="009f954f" style:font-size-asian="9pt" style:font-name-complex="Courier New1" style:font-size-complex="9pt"/>
    </style:style>
    <style:style style:name="T70" style:family="text">
      <style:text-properties fo:font-size="9pt" fo:font-weight="bold" officeooo:rsid="006e8ee7" style:font-size-asian="9pt" style:font-weight-asian="bold" style:font-size-complex="9pt" style:font-weight-complex="bold"/>
    </style:style>
    <style:style style:name="T71" style:family="text">
      <style:text-properties fo:font-size="9pt" fo:font-weight="bold" officeooo:rsid="00d3f2fe" style:font-size-asian="9pt" style:font-weight-asian="bold" style:font-size-complex="9pt" style:font-weight-complex="bold"/>
    </style:style>
    <style:style style:name="T72" style:family="text">
      <style:text-properties fo:font-size="9pt" fo:language="ru" fo:country="RU" fo:font-weight="bold" officeooo:rsid="00d3f2fe" style:font-size-asian="9pt" style:font-weight-asian="bold" style:font-size-complex="9pt" style:font-weight-complex="bold"/>
    </style:style>
    <style:style style:name="T73" style:family="text">
      <style:text-properties style:font-name-complex="Courier New1"/>
    </style:style>
    <style:style style:name="T74" style:family="text">
      <style:text-properties officeooo:rsid="009d958b" style:font-name-complex="Courier New1"/>
    </style:style>
    <style:style style:name="T75" style:family="text">
      <style:text-properties officeooo:rsid="009d242f" style:font-name-complex="Courier New1"/>
    </style:style>
    <style:style style:name="T76" style:family="text">
      <style:text-properties officeooo:rsid="00a68d73" style:font-name-complex="Courier New1"/>
    </style:style>
    <style:style style:name="T77" style:family="text">
      <style:text-properties officeooo:rsid="00a8094e" style:font-name-complex="Courier New1"/>
    </style:style>
    <style:style style:name="T78" style:family="text">
      <style:text-properties officeooo:rsid="00b5b4c2" style:font-name-complex="Courier New1"/>
    </style:style>
    <style:style style:name="T79" style:family="text">
      <style:text-properties officeooo:rsid="00b4d4ae" style:font-name-complex="Courier New1"/>
    </style:style>
    <style:style style:name="T80" style:family="text">
      <style:text-properties style:font-name="FreeMono" fo:font-size="12pt" officeooo:rsid="00c42c1d" style:font-size-asian="12pt" style:font-size-complex="12pt"/>
    </style:style>
    <style:style style:name="T81" style:family="text">
      <style:text-properties style:font-name="FreeMono" fo:font-size="12pt" officeooo:rsid="000c6051" style:font-size-asian="12pt" style:font-size-complex="12pt"/>
    </style:style>
    <style:style style:name="T82" style:family="text">
      <style:text-properties style:font-name="FreeMono" fo:font-size="12pt" officeooo:rsid="00116883" style:font-size-asian="12pt" style:font-size-complex="12pt"/>
    </style:style>
    <style:style style:name="T83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84" style:family="text">
      <style:text-properties officeooo:rsid="009d958b"/>
    </style:style>
    <style:style style:name="T85" style:family="text">
      <style:text-properties officeooo:rsid="009f954f"/>
    </style:style>
    <style:style style:name="T86" style:family="text">
      <style:text-properties officeooo:rsid="00a2b258"/>
    </style:style>
    <style:style style:name="T87" style:family="text">
      <style:text-properties officeooo:rsid="00a46883"/>
    </style:style>
    <style:style style:name="T88" style:family="text">
      <style:text-properties officeooo:rsid="00ad1415"/>
    </style:style>
    <style:style style:name="T89" style:family="text">
      <style:text-properties officeooo:rsid="00ad9f7e"/>
    </style:style>
    <style:style style:name="T90" style:family="text">
      <style:text-properties officeooo:rsid="00aeea0b"/>
    </style:style>
    <style:style style:name="T91" style:family="text">
      <style:text-properties officeooo:rsid="00b3dd4e"/>
    </style:style>
    <style:style style:name="T9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b4422b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b3a71b" style:font-style-asian="normal" style:font-weight-asian="normal" style:font-style-complex="normal" style:font-weight-complex="normal"/>
    </style:style>
    <style:style style:name="T95" style:family="text">
      <style:text-properties officeooo:rsid="00b5b4c2"/>
    </style:style>
    <style:style style:name="T96" style:family="text">
      <style:text-properties officeooo:rsid="00bb227a"/>
    </style:style>
    <style:style style:name="T97" style:family="text">
      <style:text-properties officeooo:rsid="00bbf88a"/>
    </style:style>
    <style:style style:name="T98" style:family="text">
      <style:text-properties officeooo:rsid="00c2586d"/>
    </style:style>
    <style:style style:name="T99" style:family="text">
      <style:text-properties officeooo:rsid="00c793e9"/>
    </style:style>
    <style:style style:name="T100" style:family="text">
      <style:text-properties officeooo:rsid="00caa19c"/>
    </style:style>
    <style:style style:name="T101" style:family="text">
      <style:text-properties officeooo:rsid="00cc2f06"/>
    </style:style>
    <style:style style:name="T102" style:family="text">
      <style:text-properties officeooo:rsid="00cf05c8"/>
    </style:style>
    <style:style style:name="T103" style:family="text">
      <style:text-properties officeooo:rsid="00d1cb7d"/>
    </style:style>
    <style:style style:name="T104" style:family="text">
      <style:text-properties fo:language="ru" fo:country="RU"/>
    </style:style>
    <style:style style:name="T105" style:family="text">
      <style:text-properties fo:language="ru" fo:country="RU" fo:font-weight="bold" officeooo:rsid="00d3f2fe" style:font-weight-asian="bold" style:font-weight-complex="bold"/>
    </style:style>
    <style:style style:name="T106" style:family="text">
      <style:text-properties fo:language="ru" fo:country="RU" fo:font-weight="normal" officeooo:rsid="00d3f2fe" style:font-weight-asian="normal" style:font-weight-complex="normal"/>
    </style:style>
    <style:style style:name="T107" style:family="text">
      <style:text-properties officeooo:rsid="00d3f2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exConfig</text:p>
      <text:p text:style-name="P23">Инструкция по использованию</text:p>
      <text:p text:style-name="P26"/>
      <text:p text:style-name="P2"/>
      <text:p text:style-name="P2"/>
      <text:p text:style-name="P2"/>
      <text:p text:style-name="P2"/>
      <text:p text:style-name="P2"/>
      <text:p text:style-name="P34">Назначение</text:p>
      <text:p text:style-name="P20">- Конфигурирование прошивки под конкретное использование, путем поиска структуры конфигурации и изменения в ней требуемых параметров;</text:p>
      <text:p text:style-name="P20">- Расчет контрольной характеристики прошивки <text:span text:style-name="T33">(CRC16)</text:span> и добавление ее в конец файла;</text:p>
      <text:p text:style-name="P20">- Учет версий прошивок по выбранным характеристикам в структуре конфигуратора;</text:p>
      <text:p text:style-name="P20">- Преобразование входных файлов <text:span text:style-name="T32">(bin или hex)</text:span> в файл формата hex с длиной строки 16 байт.</text:p>
      <text:p text:style-name="P26"/>
      <text:p text:style-name="P35">Использование</text:p>
      <text:p text:style-name="P26"/>
      <text:p text:style-name="P37">Версии программы для<text:span text:style-name="T34"> linux и windows </text:span>идентичны по параметрам запуска<text:span text:style-name="T34">. </text:span></text:p>
      <text:p text:style-name="P38">Для запуска под windows необходимо наличие библиотек cyggcc_s-1.dll, cygpopt-0.dll и cygwin1.dll.</text:p>
      <text:p text:style-name="P37"/>
      <text:p text:style-name="P36">Параметры запуска</text:p>
      <text:p text:style-name="P39">Вызов справки: <text:span text:style-name="T12">hexConfig.exe -?</text:span></text:p>
      <text:p text:style-name="P40"><text:span text:style-name="T36">Пример</text:span>:</text:p>
      <text:p text:style-name="P1">user@user:~/<text:span text:style-name="T35">user</text:span>/hex.configurator$ ./hexConfig.exe -?</text:p>
      <text:p text:style-name="P3"/>
      <text:p text:style-name="P1">Использование: hexConfig [-? -pvhlbrf --PARAM1=VALUE1 --PARAM2=VALUE2 --PARAMn=VALUEn] FILES</text:p>
      <text:p text:style-name="P1"><text:s/>-i, --input <text:s text:c="6"/>Имя входного файла (*.hex | *.bin)</text:p>
      <text:p text:style-name="P1"><text:s/>-o, --output <text:s text:c="5"/>Имя выходного файла (*.hex)</text:p>
      <text:p text:style-name="P1"><text:s/>-p, --params <text:s text:c="5"/>Показать поля КОНФИГУРАТОРА (требуется входной файл)</text:p>
      <text:p text:style-name="P1"><text:s/>-h, --phelp <text:s text:c="6"/>Показать справку hexConfig для доступа к полям (требуется входной файл)</text:p>
      <text:p text:style-name="P1"><text:s/>-l, --crc-l-e <text:s text:c="4"/>Добавить CRC в конец файла (формат: little-endian)</text:p>
      <text:p text:style-name="P1"><text:s/>-b, --crc-b-e <text:s text:c="4"/>Добавить CRC в конец файла (формат: big-endian)</text:p>
      <text:p text:style-name="P1"><text:s/>-c, --crc-alg <text:s text:c="4"/>Кодировка алгоритма CRC. По умолчанию: CRC16.L.0x1021.0xFFFF</text:p>
      <text:p text:style-name="P1"><text:s/>-r, --crc-replace Заменить CRC файла. (размер файла не меняется)</text:p>
      <text:p text:style-name="P1"><text:s/>-f, --crc-force <text:s text:c="2"/>Добавить CRC в конец файла игнорируя что CRC равен 0!</text:p>
      <text:p text:style-name="P1"><text:s/>-v, --verbose <text:s text:c="4"/>Режим вывода информационных сообщений</text:p>
      <text:p text:style-name="P1"><text:s/>-d, --out-dir <text:s text:c="4"/>Директория размещения результата и доп. файлов</text:p>
      <text:p text:style-name="P1"><text:s/>FILES <text:s text:c="12"/>Файлы для копирования в папку размещения результата.</text:p>
      <text:p text:style-name="P1">Опции помощи:</text:p>
      <text:p text:style-name="P1"><text:s/>-?, --help <text:s text:c="7"/>Вывод данной справки</text:p>
      <text:p text:style-name="P1"><text:s/>--usage <text:s text:c="10"/>Вывод справки в сокращенном виде</text:p>
      <text:p text:style-name="P2"/>
      <text:p text:style-name="P140"><text:span text:style-name="T83">Опции</text:span></text:p>
      <text:p text:style-name="P24"/>
      <text:p text:style-name="P41">--input<text:span text:style-name="T62">=</text:span><text:span text:style-name="T63">имя файла</text:span></text:p>
      <text:p text:style-name="P160"><text:tab/><text:span text:style-name="T37">Данна</text:span><text:span text:style-name="T45">я опция задает имя входного файла. Форматы входных файлов: .hex (HEX-intel), .bin (двоичный файл). Для Hex-файлов поддерживаются следующие типы записей:</text:span></text:p>
      <text:p text:style-name="P159"><text:span text:style-name="T31">- 00 (</text:span>Data Record<text:span text:style-name="T37">);</text:span></text:p>
      <text:p text:style-name="P159"><text:span text:style-name="T37">- </text:span>01 <text:span text:style-name="T37">(</text:span>End of File Record<text:span text:style-name="T37">);</text:span></text:p>
      <text:p text:style-name="P159"><text:span text:style-name="T37">- </text:span>04 <text:span text:style-name="T37">(</text:span>Extended Linear Address Record<text:span text:style-name="T37">);</text:span></text:p>
      <text:p text:style-name="P159"><text:span text:style-name="T37">- </text:span>05 <text:span text:style-name="T37">(</text:span>Start Linear Address Record<text:span text:style-name="T37">).</text:span></text:p>
      <text:p text:style-name="P158">Если входной hex-файл содержит пропуски в областях памяти, они заполняются значением 0xFF. </text:p>
      <text:p text:style-name="P46">Двоичный файл должен иметь расширение .bin иначе файл не будет обработан.</text:p>
      <text:p text:style-name="P51"/>
      <text:p text:style-name="P42">--output<text:span text:style-name="T62">=</text:span><text:span text:style-name="T63">имя файла</text:span></text:p>
      <text:p text:style-name="P90"><text:span text:style-name="T44"><text:tab/></text:span><text:span text:style-name="T46">Опция задает имя выходного файла. Независимо от указанного расширения, выходной файл имеет hex-формат с длиной строки данных 16 байт. </text:span></text:p>
      <text:p text:style-name="P69"/>
      <text:p text:style-name="P43">--params</text:p>
      <text:p text:style-name="P70"><text:tab/><text:span text:style-name="T38">Опция позволяет вывести список параметров, указанных в конфигурационной структуре файла прошивки.</text:span></text:p>
      <text:p text:style-name="P28"/>
      <text:p text:style-name="P43">--crc-l-e</text:p>
      <text:p text:style-name="P28"><text:tab/><text:span text:style-name="T38">Опция задает формат размещения результата контрольной характеристики в формате little-endian. Например при расчетном CRC 0xE23C конец файла выглядит следующим образом:</text:span></text:p>
      <text:p text:style-name="P72">:100B800075A00075813D020AA67BFF7A0979AD8EBA</text:p>
      <text:p text:style-name="P72">:080B9000258F2602058D<text:span text:style-name="T7">3CE2</text:span>D1</text:p>
      <text:p text:style-name="P72">:00000001FF</text:p>
      <text:p text:style-name="P27"/>
      <text:p text:style-name="P44">--crc-<text:span text:style-name="T39">b</text:span>-e</text:p>
      <text:p text:style-name="P29"><text:tab/><text:span text:style-name="T38">Опция задает формат размещения результата контрольной характеристики в формате big-endian . Например при расчетном CRC 0xE23C конец файла выглядит следующим образом:</text:span></text:p>
      <text:p text:style-name="P73">:100B800075A00075813D020AA67BFF7A0979AD8EBA</text:p>
      <text:p text:style-name="P73">:080B9000258F2602058D<text:span text:style-name="T7">E23C</text:span>D1</text:p>
      <text:p text:style-name="P73">:00000001FF</text:p>
      <text:p text:style-name="P71"/>
      <text:p text:style-name="P47"><text:span text:style-name="T7">--crc-</text:span><text:span text:style-name="T8">alg</text:span><text:span text:style-name="T9">=</text:span><text:span text:style-name="T63">параметры алгоритма</text:span><text:span text:style-name="T9"> </text:span></text:p>
      <text:p text:style-name="P30"><text:tab/><text:span text:style-name="T38">Опция задает параметры алгоритма расчета контрольной характеристики. </text:span></text:p>
      <text:p text:style-name="P78"><text:span text:style-name="T41">Для алгоритма CRC16 определены три параметра: направление обработки бит, основание и начальное значение. </text:span>В общем виде <text:span text:style-name="T41">параметры </text:span>алгоритм<text:span text:style-name="T41">а</text:span> зада<text:span text:style-name="T43">ю</text:span>тся так:</text:p>
      <text:p text:style-name="P78">CRC16.DIR.BASE.INIT, где</text:p>
      <text:p text:style-name="P78"><text:tab/><text:span text:style-name="T7">DIR</text:span> — направление обработки бит в байте. Может принимать значения «L» - что означает что обработка происходит от левого (старшего) бита к правому (младшему), и «R» - от правого (младшего) бита к левому. «<text:span text:style-name="T42">R» - соответствует отраженным алгоритмам CRC.</text:span></text:p>
      <text:p text:style-name="P79"><text:tab/><text:span text:style-name="T7">BASE</text:span> — <text:span text:style-name="T20">основание полинома CRC16 с учетом направления обработки. Внимание: для </text:span>DIR <text:span text:style-name="T20">= «</text:span>R<text:span text:style-name="T20">» нужно указывать отраженное значение полинома (см. wiki:Cyclic_redundancy_check). Значение </text:span>BASE <text:span text:style-name="T20">непосредственно используется в операции XOR в алгоритме расчета CRC16.</text:span></text:p>
      <text:p text:style-name="P78"><text:tab/><text:span text:style-name="T7">INIT</text:span> — <text:span text:style-name="T21">начальное значение регистра CRC.</text:span></text:p>
      <text:p text:style-name="P80">В таблице приводится различные алгоритмы CRC16 и их соответствие опции <text:span text:style-name="T19">--crc-alg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>
          <table:table-cell table:style-name="Таблица1.A1" office:value-type="string">
            <text:p text:style-name="P145">№</text:p>
          </table:table-cell>
          <table:table-cell table:style-name="Таблица1.A1" office:value-type="string">
            <text:p text:style-name="P145">Полином</text:p>
          </table:table-cell>
          <table:table-cell table:style-name="Таблица1.A1" office:value-type="string">
            <text:p text:style-name="P146">Обозначение алгортма</text:p>
          </table:table-cell>
          <table:table-cell table:style-name="Таблица1.D1" office:value-type="string">
            <text:p text:style-name="P146">Значение опции <text:span text:style-name="T19">--crc-alg</text:span></text:p>
          </table:table-cell>
        </table:table-row>
        <table:table-row>
          <table:table-cell table:style-name="Таблица1.A2" office:value-type="string">
            <text:p text:style-name="P145">1</text:p>
          </table:table-cell>
          <table:table-cell table:style-name="Таблица1.B2" table:number-rows-spanned="2" office:value-type="string">
            <text:p text:style-name="P145">CRC-16-ANSI/IBM</text:p>
            <text:p text:style-name="P76">0x8005</text:p>
          </table:table-cell>
          <table:table-cell table:style-name="Таблица1.A2" office:value-type="string">
            <text:p text:style-name="P147">CRC16-BUYPASS</text:p>
          </table:table-cell>
          <table:table-cell table:style-name="Таблица1.D2" office:value-type="string">
            <text:p text:style-name="P76">--crc-alg=CRC16.L.0x8005.0x0000</text:p>
          </table:table-cell>
        </table:table-row>
        <table:table-row>
          <table:table-cell table:style-name="Таблица1.A2" office:value-type="string">
            <text:p text:style-name="P145">2</text:p>
          </table:table-cell>
          <table:covered-table-cell/>
          <table:table-cell table:style-name="Таблица1.A2" office:value-type="string">
            <text:p text:style-name="P147">CRC16-MODBUS</text:p>
          </table:table-cell>
          <table:table-cell table:style-name="Таблица1.D3" office:value-type="string">
            <text:p text:style-name="P76">--crc-alg=CRC16.R.0xA001.0xFFFF</text:p>
          </table:table-cell>
        </table:table-row>
        <table:table-row>
          <table:table-cell table:style-name="Таблица1.A2" office:value-type="string">
            <text:p text:style-name="P145">3</text:p>
          </table:table-cell>
          <table:table-cell table:style-name="Таблица1.B2" table:number-rows-spanned="3" office:value-type="string">
            <text:p text:style-name="P147">CRC16-CCITT</text:p>
            <text:p text:style-name="P76">0x1021</text:p>
          </table:table-cell>
          <table:table-cell table:style-name="Таблица1.A2" office:value-type="string">
            <text:p text:style-name="P147">CRC16-CCITT-<text:span text:style-name="T23">FFFF*</text:span></text:p>
          </table:table-cell>
          <table:table-cell table:style-name="Таблица1.D4" office:value-type="string">
            <text:p text:style-name="P76">--crc-alg=CRC16.L.0x1021.0xFFFF</text:p>
          </table:table-cell>
        </table:table-row>
        <table:table-row>
          <table:table-cell table:style-name="Таблица1.A2" office:value-type="string">
            <text:p text:style-name="P145">4</text:p>
          </table:table-cell>
          <table:covered-table-cell/>
          <table:table-cell table:style-name="Таблица1.A2" office:value-type="string">
            <text:p text:style-name="P147">CRC16-<text:span text:style-name="T22">XMODEM</text:span></text:p>
          </table:table-cell>
          <table:table-cell table:style-name="Таблица1.D5" office:value-type="string">
            <text:p text:style-name="P76">--crc-alg=CRC16.L.0x1021.0x0000</text:p>
          </table:table-cell>
        </table:table-row>
        <table:table-row>
          <table:table-cell table:style-name="Таблица1.A2" office:value-type="string">
            <text:p text:style-name="P145">5</text:p>
          </table:table-cell>
          <table:covered-table-cell/>
          <table:table-cell table:style-name="Таблица1.A2" office:value-type="string">
            <text:p text:style-name="P147">CRC16-KERMIT</text:p>
          </table:table-cell>
          <table:table-cell table:style-name="Таблица1.D6" office:value-type="string">
            <text:p text:style-name="P76">--crc-alg=CRC16.<text:span text:style-name="T30">R</text:span>.0x<text:span text:style-name="T30">8408</text:span>.0x0000</text:p>
          </table:table-cell>
        </table:table-row>
      </table:table>
      <text:p text:style-name="P81">*<text:span text:style-name="T55">Примечание: </text:span><text:span text:style-name="T59">CRC16-CCITT-</text:span><text:span text:style-name="T60">FFFF </text:span><text:span text:style-name="T55">используется по умолчанию.</text:span></text:p>
      <text:p text:style-name="P74"/>
      <text:p text:style-name="P82"><text:span text:style-name="T48">--crc-</text:span><text:span text:style-name="T49">r</text:span><text:span text:style-name="T48">eplace</text:span></text:p>
      <text:p text:style-name="P83"><text:span text:style-name="T40"><text:tab/>Опция указывает hexConfig на необходимость сократить область расчета CRC на 2 байта и размещать результат вместо этих двух байт. Для примера, приведем результат расчета по бинарному файлу содержащему строку «123456789» с параметром </text:span><text:span text:style-name="T48">--crc-</text:span><text:span text:style-name="T49">r</text:span><text:span text:style-name="T48">eplace</text:span><text:span text:style-name="T40"> и без него: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1"><text:span text:style-name="T52">hexConfig.exe -i </text:span><text:span text:style-name="T51">1</text:span><text:span text:style-name="T52">.bin -o </text:span><text:span text:style-name="T51">1</text:span><text:span text:style-name="T52">.hex -b </text:span><text:span text:style-name="T11">-</text:span><text:span text:style-name="T7">r</text:span></text:p>
          </table:table-cell>
          <table:table-cell table:style-name="Таблица3.B1" office:value-type="string">
            <text:p text:style-name="P142"><text:span text:style-name="T52">hexConfig.exe -i 1.bin -o 1.hex -b</text:span></text:p>
          </table:table-cell>
        </table:table-row>
        <table:table-row>
          <table:table-cell table:style-name="Таблица3.A2" office:value-type="string">
            <text:p text:style-name="P143">:0900000031323334353637<text:span text:style-name="T7">7718</text:span>FC</text:p>
            <text:p text:style-name="P143">:00000001FF</text:p>
          </table:table-cell>
          <table:table-cell table:style-name="Таблица3.B2" office:value-type="string">
            <text:p text:style-name="P144">:0B000000313233343536373839<text:span text:style-name="T7">29B1</text:span>3E</text:p>
            <text:p text:style-name="P144">:00000001FF</text:p>
          </table:table-cell>
        </table:table-row>
        <table:table-row>
          <table:table-cell table:style-name="Таблица3.B2" table:number-columns-spanned="2" office:value-type="string">
            <text:p text:style-name="P75"><text:span text:style-name="T61">По </text:span>умолчанию используется алгоритм: <text:span text:style-name="T19">--crc-alg=CRC16.L.0x1021.0xFFFF</text:span></text:p>
          </table:table-cell>
          <table:covered-table-cell/>
        </table:table-row>
      </table:table>
      <text:p text:style-name="P84"/>
      <text:p text:style-name="P86">Если попытаться добавить в конец <text:s/>файла, который уже содержит CRC, новый результат расчета (при этом если использовался один и тот же алгоритм расчета контрольной характеристики и соответствующее ему размещение результата), результат повторного расчета CRC будет равен нулю. Для корректного расчета контрольной характеристики файла, при первичном расчете CRC, опция --<text:span text:style-name="T50">crc-</text:span><text:span text:style-name="T49">r</text:span><text:span text:style-name="T50">eplace </text:span>должна <text:span text:style-name="T50"><text:s/></text:span>отсутствовать, а при изменении полей конфигуратора, в файле уже содержащем CRC, опция --<text:span text:style-name="T50">crc-</text:span><text:span text:style-name="T49">r</text:span><text:span text:style-name="T50">eplace </text:span>должна быть установлена.</text:p>
      <text:p text:style-name="P85"/>
      <text:p text:style-name="P49"><text:span text:style-name="T7">--crc-out-dir</text:span><text:span text:style-name="T10">=</text:span><text:span text:style-name="T64">выражение (определяет путь назначения)</text:span></text:p>
      <text:p text:style-name="P93"><text:tab/>Изменени<text:span text:style-name="T99">е</text:span> параметров в структуре конфигуратора фактически приводит к появлению <text:span text:style-name="T99">новой </text:span>версии прошивки, функционирование которой отличается каким-либо параметром от оригинальной прошивки. <text:span text:style-name="T5">В этом случаем может потребоваться сохранить файл прошивки под другим именем, или в отдельную директорию, имя которой, будет отражать особенность полученной прошивки.</text:span></text:p>
      <text:p text:style-name="P94">Для этих целей предусмотрена опция --out-dir (-d), позволяющая задавать имя директории назначения с учетом значений полей конфигуратора. В общем виде значение этой опции можно представить как: --out-dir=«TEXT»+PARAMNAME1+«TEXT»+...+PARAMNAMEn</text:p>
      <text:p text:style-name="P95">(<text:span text:style-name="T7">Важно</text:span>: <text:span text:style-name="T6">Строка не должна содержать пробелов вне кавычек</text:span>).</text:p>
      <text:p text:style-name="P96">При работе программы значение этой опции будет преобразовано в имя директории, где вместо <text:span text:style-name="T5">PARAMNAME</text:span>i будут их текстовые значения.</text:p>
      <text:p text:style-name="P32"><text:span text:style-name="T38">Если предполагается что путь назначения состоит из нескольких директорий, имена директорий должен разделять знак-разделитель «/» (как для linux, так и в версии под windows). Если директории назначения не существует - она будет создана. </text:span></text:p>
      <text:p text:style-name="P97">Например: <text:span text:style-name="T5">--out-dir=PARAMNAME1+«/»+PARAMNAME</text:span>2<text:span text:style-name="T5">+«/»</text:span>+<text:span text:style-name="T5">PARAMNAME</text:span>3</text:p>
      <text:p text:style-name="P98">В данном случае будет создана директория, имя которой задает <text:span text:style-name="T5">PARAMNAME1, </text:span>в ней директория, имя которой определяет <text:span text:style-name="T5">PARAMNAME</text:span>2, и уже в ней, директория, имя которой задает <text:span text:style-name="T5">PARAMNAME</text:span>3, в которую и будет размещен полученный файл.</text:p>
      <text:p text:style-name="P99">Часто, бывает необходимо вместе с файлом прошивки положить какой-нибудь вспомогательный файл (например файл помощи, справки, или файл описания изменений прошивки). <text:span text:style-name="T18">Для этих целей в hexConfig предусмотрены </text:span><text:span text:style-name="T14">FILES</text:span><text:span text:style-name="T18"> — это перечень имен файлов, разделенных пробелами, которые нужно копировать, размещая вместе с полученным файлом прошивки.</text:span></text:p>
      <text:p text:style-name="P31"><text:soft-page-break/><text:tab/><text:span text:style-name="T38">Пример ниже демонстрирует, как на основе базовой прошивки, формируется прошивка со скоростью работы UART 9600 бод, при этом, полученная прошивка размещается в директорию, имя которой будет содержать версию прошивки и дату ее сборки компилятором, разделенных пробелом:</text:span></text:p>
      <text:p text:style-name="P87">hexConfig.exe -i inputFile.hex -o outputFile.hex --<text:span text:style-name="T4">B</text:span>AUD=9600 --<text:span text:style-name="T2">out-dir</text:span>=<text:span text:style-name="T3">VERSION+« »+DATE</text:span></text:p>
      <text:p text:style-name="P88">В результате была создана директория «<text:span text:style-name="T57">V1.101 Aug 05 2016</text:span>» и в нее размещен файл <text:s/><text:span text:style-name="T58">outputFile.hex.</text:span><text:span text:style-name="T47"> </text:span></text:p>
      <text:p text:style-name="P89"><text:span text:style-name="T68">Для наглядности приведем дамп </text:span>структуры конфигуратора в файле прошивке <text:span text:style-name="T1">inputFile.hex (начало с адреса 0x1EF3)</text:span>: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9">00001EE0 56 31 2E 31 │ 30 31 00 41 │ 75 67 20 30 │ 35 20 32 30 V1.101.Aug 05 20</text:p>
            <text:p text:style-name="P19">00001EF0 31 36 00 <text:span text:style-name="T7">43 │ 4F 4E 46 49 │ 47 55 52 41 │ 54 4F 52</text:span> 00 16.<text:span text:style-name="T7">CONFIGURATOR</text:span>.</text:p>
            <text:p text:style-name="P19">00001F00 07 01 03 56 │ 45 52 53 49 │ 4F 4E 00 00 │ 00 00 04 FF ...<text:span text:style-name="T7">VERSION</text:span>......</text:p>
            <text:p text:style-name="P19">00001F10 <text:span text:style-name="T7">1E E0</text:span> 00 44 │ 41 54 45 00 │ 00 00 00 00 │ 00 00 04 FF ...<text:span text:style-name="T7">DATE</text:span>.........</text:p>
            <text:p text:style-name="P19">00001F20 <text:span text:style-name="T7">1E E7</text:span> 00 46 │ 4C 00 00 00 │ 00 00 00 00 │ 00 00 01 3F ...FL..........?</text:p>
            <text:p text:style-name="P19">00001F30 C8 F5 C3 4D │ 48 5A 00 00 │ 00 00 00 00 │ 00 00 00 00 ...MHZ..........</text:p>
            <text:p text:style-name="P19">00001F40 7A 12 00 42 │ 41 55 44 00 │ 00 00 00 00 │ 00 00 00 00 z..<text:span text:style-name="T7">BAUD</text:span>.........</text:p>
            <text:p text:style-name="P19">00001F50 01 C2 00 44 │ 45 50 49 4E │ 00 00 00 00 │ 00 00 00 00 ...DEPIN........</text:p>
          </table:table-cell>
        </table:table-row>
      </table:table>
      <text:p text:style-name="P89"/>
      <text:p text:style-name="P48"><text:span text:style-name="T7">--crc-verbose</text:span></text:p>
      <text:p text:style-name="P33"><text:tab/><text:span text:style-name="T38">Опция разрешает программе выводить на экран информационные сообщения о ходе выполнения программы.</text:span></text:p>
      <text:p text:style-name="P91"/>
      <text:p text:style-name="P45">FILES</text:p>
      <text:p text:style-name="P18"><text:tab/><text:span text:style-name="T80">Список дополнительных файлов, которые нужно скопировать в директорию назначения. Используется совместно с опцией </text:span><text:span text:style-name="T81">--</text:span><text:span text:style-name="T82">out-dir.</text:span></text:p>
      <text:p text:style-name="P50"/>
      <text:p text:style-name="P17"/>
      <text:p text:style-name="P25">Внедрение структуры конфигуратора в программу</text:p>
      <text:p text:style-name="P92"/>
      <text:p text:style-name="P92"/>
      <text:p text:style-name="P52">Для того что бы пользоваться возможностями hexConfig для изменения параметров прошивки, требуется внедрить в программу структур<text:span text:style-name="T86">ную константу </text:span>формата <text:span text:style-name="T13">TConfigurator </text:span><text:span text:style-name="T84">(описана в «</text:span><text:span text:style-name="T27">Configurator.h</text:span><text:span text:style-name="T85">»)</text:span>:</text:p>
      <text:p text:style-name="P53"/>
      <text:p text:style-name="P54"><text:span text:style-name="T7">typedef struct</text:span> <text:span text:style-name="T7">{</text:span></text:p>
      <text:p text:style-name="P54"><text:s text:c="4"/>char ConfiguratorID[13]; <text:s text:c="2"/></text:p>
      <text:p text:style-name="P54"><text:s text:c="4"/>unsigned char fieldCount; <text:s/></text:p>
      <text:p text:style-name="P54"><text:s text:c="4"/>unsigned char fieldFormat; </text:p>
      <text:p text:style-name="P54"><text:s text:c="4"/>unsigned char sizeOfPointer; </text:p>
      <text:p text:style-name="P54"><text:s text:c="4"/>TConfiguratorField Fields[CONF_FD_COUNT];</text:p>
      <text:p text:style-name="P54"><text:span text:style-name="T7">}</text:span> <text:span text:style-name="T7">TConfigurator</text:span>;</text:p>
      <text:p text:style-name="P54"/>
      <text:p text:style-name="P56">,где <text:s/><text:span text:style-name="T84">TConfiguratorField определен как:</text:span></text:p>
      <text:p text:style-name="P55"><text:span text:style-name="T7">typedef struct</text:span> <text:span text:style-name="T7">{</text:span></text:p>
      <text:p text:style-name="P55"><text:s text:c="4"/>char fieldID[11]; </text:p>
      <text:p text:style-name="P55"><text:s text:c="4"/>unsigned char fieldType; </text:p>
      <text:p text:style-name="P55"><text:s text:c="4"/>union </text:p>
      <text:p text:style-name="P55"><text:s text:c="4"/>{</text:p>
      <text:p text:style-name="P55"><text:s text:c="8"/>unsigned int <text:s text:c="2"/>iValue; </text:p>
      <text:p text:style-name="P55"><text:s text:c="17"/>char *pChar;</text:p>
      <text:p text:style-name="P55"><text:s text:c="8"/>unsigned char <text:s/>bValue;</text:p>
      <text:p text:style-name="P55"><text:s text:c="8"/>unsigned short wValue;</text:p>
      <text:p text:style-name="P55"><text:s text:c="17"/>float fValue; </text:p>
      <text:p text:style-name="P55"><text:s text:c="8"/>unsigned char <text:s/>b[4];</text:p>
      <text:p text:style-name="P55"><text:s text:c="4"/>} Values;</text:p>
      <text:p text:style-name="P55"><text:span text:style-name="T7">}</text:span> <text:span text:style-name="T7">TConfiguratorField</text:span>;</text:p>
      <text:p text:style-name="P55"/>
      <text:p text:style-name="P100"><text:soft-page-break/>Разумеется, значения полей этой структуры должны использоваться программой для своей работы <text:span text:style-name="T87">и определять ее поведение.</text:span></text:p>
      <text:p text:style-name="P104"><text:span text:style-name="T7">Внимание</text:span>: <text:span text:style-name="T93">С</text:span><text:span text:style-name="T92">труктуры должны быть упакованы (используйте #pragma pack(push, 1) / #pragma pack(pop) или атрибут __attribute__((__packed__)) </text:span><text:span text:style-name="T94">при определении типов структур).</text:span></text:p>
      <text:p text:style-name="P105"><text:span text:style-name="T91">Так как разрядность типов int / short int может отличаться от 32/16 соответственно, используйте соответствующие типы (например long вместо int, для 8-и разрядных архитектур).</text:span></text:p>
      <text:p text:style-name="P104"/>
      <text:p text:style-name="P101"><text:tab/>Ниже приведен пример программы, демонстрирующий использование структуры конфигуратора.</text:p>
      <text:p text:style-name="P133"/>
      <text:p text:style-name="P117">// <text:span text:style-name="T96">Пример1. Keil. ARM. Target: 1986BE91T (Cortex-M3)</text:span></text:p>
      <text:p text:style-name="P116">#include &lt;stdio.h&gt;</text:p>
      <text:p text:style-name="P116">#define<text:tab/>CONF_FD_COUNT 7</text:p>
      <text:p text:style-name="P116">#include "..\Configurator.h"</text:p>
      <text:p text:style-name="P116"/>
      <text:p text:style-name="P116">const TConfigurator Configurator = {CONFIGURATOR_KEY, CONF_FD_COUNT, <text:span text:style-name="T7">CONF_FORMAT_LE</text:span>, CONF_SIZEOFPOINTER,</text:p>
      <text:p text:style-name="P116"><text:tab/><text:tab/>{ // C/C++: [C99 Mode]</text:p>
      <text:p text:style-name="P116"><text:tab/><text:tab/><text:tab/>{"VERSION", CONF_FD_PCHAR, {.pChar = "V1.101"}}, //0:</text:p>
      <text:p text:style-name="P116"><text:tab/><text:tab/><text:tab/>{"DATE", <text:s text:c="3"/>CONF_FD_PCHAR, {.pChar = __DATE__}}, //1:</text:p>
      <text:p text:style-name="P116"><text:tab/><text:tab/><text:tab/>{"BAUD", <text:s text:c="3"/>CONF_FD_INT32, 115200}, <text:s text:c="13"/>//2: </text:p>
      <text:p text:style-name="P116"><text:tab/><text:tab/><text:tab/>{"DE_PIN", <text:s/>CONF_FD_BYTE, <text:s/>{.bValue = 10}}, <text:s text:c="5"/>//3:</text:p>
      <text:p text:style-name="P116"><text:tab/><text:tab/><text:tab/>{"ADC_K0", <text:s/>CONF_FD_FLOAT, {.fValue = 0}}, <text:s text:c="6"/>//4:</text:p>
      <text:p text:style-name="P116"><text:tab/><text:tab/><text:tab/>{"ADC_K1", <text:s/>CONF_FD_FLOAT, {.fValue = 0.0196}}, <text:s/>//5:</text:p>
      <text:p text:style-name="P116"><text:tab/><text:tab/><text:tab/>{"PORT", <text:s text:c="3"/>CONF_FD_INT16, {.wValue = 0x55AA}} <text:s text:c="2"/>//6:</text:p>
      <text:p text:style-name="P116"><text:s text:c="4"/>}};</text:p>
      <text:p text:style-name="P116"/>
      <text:p text:style-name="P116">void InitUART(int baud)</text:p>
      <text:p text:style-name="P116">{</text:p>
      <text:p text:style-name="P116"><text:tab/>printf("baud=%d\n", baud);</text:p>
      <text:p text:style-name="P116">}</text:p>
      <text:p text:style-name="P116"/>
      <text:p text:style-name="P116">int main (void)</text:p>
      <text:p text:style-name="P116">{</text:p>
      <text:p text:style-name="P116"><text:tab/>InitUART(Configurator.Fields[2].Values.iValue);</text:p>
      <text:p text:style-name="P116"><text:tab/>printf("VERSION.... %s\n", Configurator.Fields[0].Values.pChar);</text:p>
      <text:p text:style-name="P116"><text:tab/>printf("DATE....... %s\n", Configurator.Fields[1].Values.pChar);</text:p>
      <text:p text:style-name="P116"><text:tab/>printf("BAUD....... %d\n", Configurator.Fields[2].Values.iValue);</text:p>
      <text:p text:style-name="P116"><text:tab/>printf("DE_PIN..... %d\n", Configurator.Fields[3].Values.bValue);</text:p>
      <text:p text:style-name="P116"><text:tab/>printf("ADC_K0..... %f\n", Configurator.Fields[4].Values.fValue);</text:p>
      <text:p text:style-name="P116"><text:tab/>printf("ADC_K1..... %f\n", Configurator.Fields[5].Values.fValue);</text:p>
      <text:p text:style-name="P116"><text:tab/>printf("PORT....... %x\n", Configurator.Fields[6].Values.wValue);</text:p>
      <text:p text:style-name="P114"><text:span text:style-name="T26"><text:tab/></text:span><text:span text:style-name="T73">while (1);</text:span></text:p>
      <text:p text:style-name="P113">}</text:p>
      <text:p text:style-name="P57"/>
      <text:p text:style-name="P12">/*Для удобства доступа к значениям параметров может использоваться функции типа:</text:p>
      <text:p text:style-name="P119">unsigned int getConfiguratorValue(const char * fieldName, unsigned int defaultValue)</text:p>
      <text:p text:style-name="P119">{<text:tab/>unsigned char i;</text:p>
      <text:p text:style-name="P119"><text:tab/>for (i = 0; i &lt; Configurator.fieldCount; i++)</text:p>
      <text:p text:style-name="P119"><text:tab/><text:tab/>if (strcmp (Configurator.Fields[i].fieldID, fieldName) == 0) </text:p>
      <text:p text:style-name="P119"><text:tab/><text:tab/><text:tab/>return Configurator.Fields[i].Values.iValue;</text:p>
      <text:p text:style-name="P119"><text:tab/>return defaultValue;</text:p>
      <text:p text:style-name="P120">}*/</text:p>
      <text:p text:style-name="P13"/>
      <text:p text:style-name="P67">Пояснения к примеру:</text:p>
      <text:p text:style-name="P58">Перед подключением <text:span text:style-name="T104">файла</text:span> <text:span text:style-name="T73">"..\Configurator.h" определяется символ CONF_FD_COUNT, который задает количество параметров в структуре конфигуратора. Далее объявляется структура конфигуратора (константа) и зада</text:span><text:span text:style-name="T77">ю</text:span><text:span text:style-name="T73">тся значения параметров по умолчанию.</text:span></text:p>
      <text:p text:style-name="P59"><text:span text:style-name="T73">В заголовке конфигуратора, важную роль играет поле </text:span><text:span text:style-name="T74">fieldFormat, </text:span><text:span text:style-name="T73">которое определяет формат хранения данных (little-endian/big-endian), </text:span><text:span text:style-name="T77">оно требуется </text:span><text:span text:style-name="T73">для корректной работы </text:span><text:span text:style-name="T75">hexConfig. </text:span><text:span text:style-name="T73">Этому полю </text:span><text:soft-page-break/><text:span text:style-name="T73">нужно присвоить значение соответствующее используемому формату: </text:span><text:span text:style-name="T76">CONF_FORMAT_LE для </text:span><text:span text:style-name="T73">little-endian </text:span><text:span text:style-name="T76">и CONF_FORMAT_BE для </text:span><text:span text:style-name="T73">big-endian</text:span><text:span text:style-name="T76">.</text:span></text:p>
      <text:p text:style-name="P61">При описании параметров задается их имена (длина не более 10 символов), идентификатор типа:</text:p>
      <text:p text:style-name="P61"><text:s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48">Обозначение типа</text:p>
          </table:table-cell>
          <table:table-cell table:style-name="Таблица4.A1" office:value-type="string">
            <text:p text:style-name="P148">Тип значения</text:p>
          </table:table-cell>
          <table:table-cell table:style-name="Таблица4.C1" office:value-type="string">
            <text:p text:style-name="P148">Диапазон значений</text:p>
          </table:table-cell>
        </table:table-row>
        <table:table-row>
          <table:table-cell table:style-name="Таблица4.A2" office:value-type="string">
            <text:p text:style-name="P148">CONF_FD_INT32</text:p>
          </table:table-cell>
          <table:table-cell table:style-name="Таблица4.A2" office:value-type="string">
            <text:p text:style-name="P149">uint32_t</text:p>
          </table:table-cell>
          <table:table-cell table:style-name="Таблица4.C2" office:value-type="string">
            <text:p text:style-name="P151">0..0xFFFFFFFF</text:p>
          </table:table-cell>
        </table:table-row>
        <table:table-row>
          <table:table-cell table:style-name="Таблица4.A2" office:value-type="string">
            <text:p text:style-name="P153">CONF_FD_FLOAT</text:p>
          </table:table-cell>
          <table:table-cell table:style-name="Таблица4.A2" office:value-type="string">
            <text:p text:style-name="P153">float</text:p>
          </table:table-cell>
          <table:table-cell table:style-name="Таблица4.C2" office:value-type="string">
            <text:p text:style-name="P153">±3.4E38</text:p>
          </table:table-cell>
        </table:table-row>
        <table:table-row>
          <table:table-cell table:style-name="Таблица4.A2" office:value-type="string">
            <text:p text:style-name="P153">CONF_FD_INT16</text:p>
          </table:table-cell>
          <table:table-cell table:style-name="Таблица4.A2" office:value-type="string">
            <text:p text:style-name="P150">uint<text:span text:style-name="T89">16</text:span>_t</text:p>
          </table:table-cell>
          <table:table-cell table:style-name="Таблица4.C2" office:value-type="string">
            <text:p text:style-name="P152">0..0xFFFF</text:p>
          </table:table-cell>
        </table:table-row>
        <table:table-row>
          <table:table-cell table:style-name="Таблица4.A2" office:value-type="string">
            <text:p text:style-name="P154">CONF_FD_<text:span text:style-name="T90">BYTE</text:span></text:p>
          </table:table-cell>
          <table:table-cell table:style-name="Таблица4.A2" office:value-type="string">
            <text:p text:style-name="P155">unsigned char</text:p>
          </table:table-cell>
          <table:table-cell table:style-name="Таблица4.C2" office:value-type="string">
            <text:p text:style-name="P155">0..<text:span text:style-name="T88">0xFF</text:span></text:p>
          </table:table-cell>
        </table:table-row>
        <table:table-row>
          <table:table-cell table:style-name="Таблица4.A2" office:value-type="string">
            <text:p text:style-name="P157">CONF_FD_PCHAR</text:p>
          </table:table-cell>
          <table:table-cell table:style-name="Таблица4.A2" office:value-type="string">
            <text:p text:style-name="P156">char *</text:p>
          </table:table-cell>
          <table:table-cell table:style-name="Таблица4.C2" office:value-type="string">
            <text:p text:style-name="P157">Не должен превышать разрядность 32 бит.</text:p>
          </table:table-cell>
        </table:table-row>
      </table:table>
      <text:p text:style-name="P61"/>
      <text:p text:style-name="P62">Для задания знчения по умолчанию с учетом требуемого типа используется имя поля структуры. <text:span text:style-name="T95">Если ваш компилятор не поддерживает такую инициализацию (например как keil51) в файле “</text:span><text:span text:style-name="T78">Configurator.h</text:span><text:span text:style-name="T95">” описаны отдельные контейнеры для каждого типа (TCField_i32, TCField_float, TCField_wInt, TCField_i8, TCField_pChar), которые можно использовать, как показано во втором примере.</text:span></text:p>
      <text:p text:style-name="P63">При компиляции данного примера в <text:span text:style-name="T97">полученном </text:span>файле прошивк<text:span text:style-name="T97">и</text:span> наблюдается структура конфигуратора следующего вида: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5">0000000FA0: 00 00 00 00 43 4F 4E 46 │ 49 47 55 52 41 54 4F 52 <text:s text:c="5"/>CONFIGURATOR</text:p>
            <text:p text:style-name="P135">0000000FB0: 00 07 00 04 56 45 52 53 │ 49 4F 4E 00 00 00 00 04 <text:s text:c="2"/>• ♦VERSION <text:s text:c="3"/>♦</text:p>
            <text:p text:style-name="P135">0000000FC0: 30 10 00 08 44 41 54 45 │ 00 00 00 00 00 00 00 04 <text:s/>0► ◘DATE <text:s text:c="6"/>♦</text:p>
            <text:p text:style-name="P135">0000000FD0: 38 10 00 08 42 41 55 44 │ 00 00 00 00 00 00 00 00 <text:s/>8► ◘BAUD</text:p>
            <text:p text:style-name="P135">0000000FE0: 00 C2 01 00 44 45 5F 50 │ 49 4E 00 00 00 00 00 03 <text:s text:c="2"/>В☺ DE_PIN <text:s text:c="4"/>♥</text:p>
            <text:p text:style-name="P135">0000000FF0: 0A 00 00 00 41 44 43 5F │ 4B 30 00 00 00 00 00 01 <text:s/>◙ <text:s text:c="2"/>ADC_K0 <text:s text:c="4"/>☺</text:p>
            <text:p text:style-name="P135">0000001000: 00 00 00 00 41 44 43 5F │ 4B 31 00 00 00 00 00 01 <text:s text:c="5"/>ADC_K1 <text:s text:c="4"/>☺</text:p>
            <text:p text:style-name="P135">0000001010: 2E 90 A0 3C 50 4F 52 54 │ 00 00 00 00 00 00 00 02 <text:s/>.? &lt;PORT <text:s text:c="6"/>☻</text:p>
            <text:p text:style-name="P135">0000001020: AA 55 00 00 3A 74 74 00 │ 3A 74 74 00 3A 74 74 00 <text:s/>ЄU <text:s/>:tt :tt :tt</text:p>
            <text:p text:style-name="P135">0000001030: 56 31 2E 31 30 31 00 00 │ 41 75 67 20 31 31 20 32 <text:s/>V1.101 <text:s/>Aug 11 2</text:p>
            <text:p text:style-name="P136"><text:span text:style-name="T79">0000001040: 30 31 36 00 64 10 00 08 │ 00 00 00 20 10 00 00 00 <text:s/>016 d► ◘ <text:s text:c="3"/>►</text:span></text:p>
          </table:table-cell>
        </table:table-row>
      </table:table>
      <text:p text:style-name="P63"/>
      <text:p text:style-name="P115"><text:span text:style-name="T25">// </text:span><text:span text:style-name="T29">Пример2. Keil. x51. Target: Aduc845</text:span></text:p>
      <text:p text:style-name="P115">#include &lt;stdio.h&gt;</text:p>
      <text:p text:style-name="P115">#define<text:tab/>CONF_FD_COUNT 7</text:p>
      <text:p text:style-name="P115">#include "..\Configurator.h"</text:p>
      <text:p text:style-name="P115"/>
      <text:p text:style-name="P115"><text:span text:style-name="T7">typedef struct</text:span> {</text:p>
      <text:p text:style-name="P115"><text:tab/>TConfiguratorHead <text:s/>Head;</text:p>
      <text:p text:style-name="P115"><text:tab/>TCField_pChar <text:s text:c="5"/>VERSION;</text:p>
      <text:p text:style-name="P115"><text:tab/>TCField_pChar <text:s text:c="5"/>DATE;</text:p>
      <text:p text:style-name="P115"><text:tab/>TCField_i32 <text:s text:c="7"/>BAUD;</text:p>
      <text:p text:style-name="P115"><text:tab/>TCField_i8 <text:s text:c="8"/>DE_PIN;</text:p>
      <text:p text:style-name="P115"><text:tab/>TCField_float <text:s text:c="5"/>ADC_K0;</text:p>
      <text:p text:style-name="P115"><text:tab/>TCField_float <text:s text:c="5"/>ADC_K1;</text:p>
      <text:p text:style-name="P115"><text:tab/>TCField_wInt <text:s text:c="6"/>PORT;</text:p>
      <text:p text:style-name="P115">} <text:span text:style-name="T7">TMyConfigurator</text:span>;</text:p>
      <text:p text:style-name="P115"/>
      <text:p text:style-name="P115">code const <text:span text:style-name="T7">TMyConfigurator</text:span> Configurator = {</text:p>
      <text:p text:style-name="P115"><text:tab/> <text:s text:c="3"/>{CONFIGURATOR_KEY, CONF_FD_COUNT, <text:span text:style-name="T7">CONF_FORMAT_BE</text:span>, CONF_SIZEOFPOINTER},</text:p>
      <text:p text:style-name="P115"><text:tab/><text:tab/><text:tab/>{"VERSION", CONF_FD_PCHAR, "V1.101"}, //0:</text:p>
      <text:p text:style-name="P115"><text:tab/><text:tab/><text:tab/>{"DATE", <text:s text:c="3"/>CONF_FD_PCHAR, __DATE__}, //1:</text:p>
      <text:p text:style-name="P115"><text:tab/><text:tab/><text:tab/>{"BAUD", <text:s text:c="3"/>CONF_FD_INT32, 115200}, <text:s text:c="2"/>//2: </text:p>
      <text:p text:style-name="P115"><text:tab/><text:tab/><text:tab/>{"DE_PIN", <text:s/>CONF_FD_BYTE, <text:s/>10}, <text:s text:c="6"/>//3:</text:p>
      <text:p text:style-name="P115"><text:tab/><text:tab/><text:tab/>{"ADC_K0", <text:s/>CONF_FD_FLOAT, 0}, <text:s text:c="7"/>//4:</text:p>
      <text:p text:style-name="P115"><text:tab/><text:tab/><text:tab/>{"ADC_K1", <text:s/>CONF_FD_FLOAT, 0.0196}, <text:s text:c="2"/>//5:</text:p>
      <text:p text:style-name="P115"><text:tab/><text:tab/><text:tab/>{"PORT", <text:s text:c="3"/>CONF_FD_INT16, 0x55AA} <text:s text:c="3"/>//6:</text:p>
      <text:p text:style-name="P115"><text:tab/><text:tab/>};</text:p>
      <text:p text:style-name="P115"/>
      <text:p text:style-name="P115"><text:soft-page-break/></text:p>
      <text:p text:style-name="P115">void InitUART(int baud)</text:p>
      <text:p text:style-name="P115">{</text:p>
      <text:p text:style-name="P115"><text:tab/>printf("baud=%d\n", baud);</text:p>
      <text:p text:style-name="P115">}</text:p>
      <text:p text:style-name="P115"/>
      <text:p text:style-name="P115">int main (void)</text:p>
      <text:p text:style-name="P115">{</text:p>
      <text:p text:style-name="P115"><text:tab/>InitUART(Configurator.BAUD.Values.iValue);</text:p>
      <text:p text:style-name="P115"><text:tab/>printf("VERSION.... %s\n", Configurator.VERSION.Values.pChar);</text:p>
      <text:p text:style-name="P115"><text:tab/>printf("DATE....... %s\n", Configurator.DATE.Values.pChar);</text:p>
      <text:p text:style-name="P115"><text:tab/>printf("BAUD....... %d\n", Configurator.BAUD.Values.iValue);</text:p>
      <text:p text:style-name="P115"><text:tab/>printf("DE_PIN..... %d\n", Configurator.DE_PIN.Values.bValue);</text:p>
      <text:p text:style-name="P115"><text:tab/>printf("ADC_K0..... %f\n", Configurator.ADC_K0.Values.fValue);</text:p>
      <text:p text:style-name="P115"><text:tab/>printf("ADC_K1..... %f\n", Configurator.ADC_K1.Values.fValue);</text:p>
      <text:p text:style-name="P115"><text:tab/>printf("PORT....... %x\n", Configurator.PORT.Values.wValue);</text:p>
      <text:p text:style-name="P115"><text:tab/>while (1);</text:p>
      <text:p text:style-name="P118">}</text:p>
      <text:p text:style-name="P11"/>
      <text:p text:style-name="P68">Пояснения к примеру:</text:p>
      <text:p text:style-name="P60"><text:span text:style-name="T107">В данном примере компилятор не поддерживает стандарт C99, поэтому <text:s/>для и</text:span><text:span text:style-name="T53">нициализации значений по умолчанию (с учетом требуемого типа) пришлось объявить свой тип </text:span><text:span text:style-name="T17">T</text:span><text:span text:style-name="T16">M</text:span><text:span text:style-name="T17">yConfigurator</text:span><text:span text:style-name="T53">, в который входит служебный заголовок (тип </text:span><text:span text:style-name="T54">TconfiguratorHead</text:span><text:span text:style-name="T53">) и требуемые параметры. В данном примере использование отдельных типизированных контейнеров для каждого параметра положительно повлияло на читаемость кода при использовании параметров</text:span><text:span text:style-name="T106">.</text:span><text:span text:style-name="T51"> </text:span></text:p>
      <text:p text:style-name="P11"/>
      <text:p text:style-name="P64">При компиляции <text:span text:style-name="T97">получаем </text:span>структур<text:span text:style-name="T98">у</text:span> конфигуратора следующего вида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5">00001EE0 56 31 2E 31 │ 30 31 00 41 │ 75 67 20 30 │ 35 20 32 30 V1.101.Aug 05 20</text:p>
            <text:p text:style-name="P15">00001EF0 31 36 00 <text:span text:style-name="T7">43 │ 4F 4E 46 49 │ 47 55 52 41 │ 54 4F 52</text:span> 00 16.<text:span text:style-name="T7">CONFIGURATOR</text:span>.</text:p>
            <text:p text:style-name="P15">00001F00 07 01 03 56 │ 45 52 53 49 │ 4F 4E 00 00 │ 00 00 04 FF ...VERSION......</text:p>
            <text:p text:style-name="P15">00001F10 1E E0 00 44 │ 41 54 45 00 │ 00 00 00 00 │ 00 00 04 FF ...DATE.........</text:p>
            <text:p text:style-name="P16">...</text:p>
          </table:table-cell>
        </table:table-row>
      </table:table>
      <text:p text:style-name="P11"/>
      <text:p text:style-name="P106"/>
      <text:p text:style-name="P14"/>
      <text:p text:style-name="P108"/>
      <text:p text:style-name="P134"/>
      <text:p text:style-name="P139"><text:span text:style-name="T15">Примеры команд</text:span></text:p>
      <text:p text:style-name="P66"/>
      <text:p text:style-name="P66">В качестве входного файла возьмем файл прошивки полученный при компиляции примера <text:span text:style-name="T100">№</text:span>1.</text:p>
      <text:p text:style-name="P65"/>
      <text:p text:style-name="P102">Просмотр списка параметров конфигуратора в фа<text:span text:style-name="T44">йле h.hex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21">D:\...ev\Source.other\hex.configurator&gt;hexConfig.exe -i h.hex -p</text:p>
            <text:p text:style-name="P121"/>
            <text:p text:style-name="P129">Входной файл : '<text:span text:style-name="T25">h</text:span>.<text:span text:style-name="T25">hex</text:span>' -&gt; Файл результата : '<text:span text:style-name="T25">out</text:span>.<text:span text:style-name="T25">hex</text:span>'</text:p>
            <text:p text:style-name="P129">Вход&gt; <text:span text:style-name="T25">CONFIGURATOR</text:span> [Кол-во полей: 7]. <text:s/><text:span text:style-name="T25">Формат хранения : little-endian</text:span></text:p>
            <text:p text:style-name="P121">VERSION - STRING [значение: V1.101]</text:p>
            <text:p text:style-name="P121">DATE - STRING [значение: Aug 11 2016]</text:p>
            <text:p text:style-name="P121">BAUD - INT32 [значение: 115200]</text:p>
            <text:p text:style-name="P121">DE_PIN - BYTE [значение: 10]</text:p>
            <text:p text:style-name="P121">ADC_K0 - FLOAT [значение: 0.000000]</text:p>
            <text:p text:style-name="P121">ADC_K1 - FLOAT [значение: 0.019600]</text:p>
            <text:p text:style-name="P122">PORT - INT16 [значение: 21930]</text:p>
          </table:table-cell>
        </table:table-row>
      </table:table>
      <text:p text:style-name="P107"/>
      <text:p text:style-name="P103">Вызов справки для доступа к параметрам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7">D:\...ev\Source.other\hex.configurator&gt;hexConfig.exe -i h.hex -h</text:p>
            <text:p text:style-name="P5">Входной файл : '<text:span text:style-name="T25">h</text:span>.<text:span text:style-name="T25">hex</text:span>' -&gt; Файл результата : '<text:span text:style-name="T25">out</text:span>.<text:span text:style-name="T25">hex</text:span>'</text:p>
            <text:p text:style-name="P7">Usage: hexConfig [-] [--VERSION=STRING] [--DATE=STRING] [<text:span text:style-name="T7">--BAUD</text:span>=INT]</text:p>
            <text:p text:style-name="P7"><text:s text:c="8"/>[--DE_PIN=INT] [--ADC_K0=FLOAT] [--ADC_K1=FLOAT] [--PORT=INT] ...</text:p>
          </table:table-cell>
        </table:table-row>
      </table:table>
      <text:p text:style-name="P121"/>
      <text:p text:style-name="P128">Изменение параметра BAUD и защита файла CRC16 <text:span text:style-name="T101">(режим вывода сообщений)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24">D:\...ev\Source.other\hex.configurator&gt; -i h.hex -o hout.hex -<text:span text:style-name="T7">b -v --BAUD=9600</text:span></text:p>
            <text:p text:style-name="P130">Входной файл : '<text:span text:style-name="T25">h</text:span>.<text:span text:style-name="T25">hex</text:span>' -&gt; Файл результата : '<text:span text:style-name="T25">hout</text:span>.<text:span text:style-name="T25">hex</text:span>'</text:p>
            <text:p text:style-name="P130"/>
            <text:p text:style-name="P130">Вход&gt; <text:span text:style-name="T25">CONFIGURATOR</text:span> [Кол-во полей: 7]. <text:s/><text:span text:style-name="T25">Формат хранения : little-endian</text:span></text:p>
            <text:p text:style-name="P124">VERSION - STRING [значение: V1.101]</text:p>
            <text:p text:style-name="P124">DATE - STRING [значение: Aug 11 2016]</text:p>
            <text:p text:style-name="P124">BAUD - INT32 [значение: 115200]</text:p>
            <text:p text:style-name="P124">DE_PIN - BYTE [значение: 10]</text:p>
            <text:p text:style-name="P124">ADC_K0 - FLOAT [значение: 0.000000]</text:p>
            <text:p text:style-name="P130"><text:span text:style-name="T25">ADC</text:span>_<text:span text:style-name="T25">K</text:span>1 - <text:span text:style-name="T25">FLOAT</text:span> [значение: 0.019600]</text:p>
            <text:p text:style-name="P130"><text:span text:style-name="T25">PORT</text:span> - <text:span text:style-name="T25">INT</text:span>16 [значение: 21930]</text:p>
            <text:p text:style-name="P130"/>
            <text:p text:style-name="P130">Кол-во измененных полей: <text:span text:style-name="T7">1</text:span></text:p>
            <text:p text:style-name="P130">Выход&gt; <text:span text:style-name="T25">CONFIGURATOR</text:span> [Кол-во полей: 7]. <text:s/><text:span text:style-name="T25">Формат хранения : little-endian</text:span></text:p>
            <text:p text:style-name="P124">VERSION - STRING [значение: V1.101]</text:p>
            <text:p text:style-name="P124">DATE - STRING [значение: Aug 11 2016]</text:p>
            <text:p text:style-name="P130"><text:span text:style-name="T25">BAUD</text:span> - <text:span text:style-name="T25">INT</text:span>32 [значение: 9600]</text:p>
            <text:p text:style-name="P130"><text:span text:style-name="T25">DE</text:span>_<text:span text:style-name="T25">PIN</text:span> - <text:span text:style-name="T25">BYTE</text:span> [значение: 10]</text:p>
            <text:p text:style-name="P130"><text:span text:style-name="T25">ADC</text:span>_<text:span text:style-name="T25">K</text:span>0 - <text:span text:style-name="T25">FLOAT</text:span> [значение: 0.000000]</text:p>
            <text:p text:style-name="P130"><text:span text:style-name="T25">ADC</text:span>_<text:span text:style-name="T25">K</text:span>1 - <text:span text:style-name="T25">FLOAT</text:span> [значение: 0.019600]</text:p>
            <text:p text:style-name="P130"><text:span text:style-name="T25">PORT</text:span> - <text:span text:style-name="T25">INT</text:span>16 [значение: 21930]</text:p>
            <text:p text:style-name="P130"/>
            <text:p text:style-name="P130">Результат вычисления <text:span text:style-name="T25">CRC</text:span>: 0<text:span text:style-name="T25">x</text:span>6866 (алгоритм: <text:span text:style-name="T25">CRC</text:span>16.<text:span text:style-name="T25">L</text:span>.0<text:span text:style-name="T25">x</text:span>1021.0<text:span text:style-name="T25">xFFFF</text:span>)</text:p>
            <text:p text:style-name="P130">Размер файла: 8788</text:p>
            <text:p text:style-name="P130">Запись файла '<text:span text:style-name="T25">hout</text:span>.<text:span text:style-name="T25">hex</text:span>'...</text:p>
          </table:table-cell>
        </table:table-row>
      </table:table>
      <text:p text:style-name="P123"/>
      <text:p text:style-name="P8">Посмотрим как размести<text:span text:style-name="T102">лось</text:span> CRC</text:p>
      <table:table table:name="Таблица10" table:style-name="Таблица10">
        <table:table-column table:style-name="Таблица10.A" table:number-columns-repeated="2"/>
        <table:table-row>
          <table:table-cell table:style-name="Таблица10.A1" office:value-type="string">
            <text:p text:style-name="P131"><text:span text:style-name="T25">h</text:span>.<text:span text:style-name="T25">hex</text:span></text:p>
          </table:table-cell>
          <table:table-cell table:style-name="Таблица10.B1" office:value-type="string">
            <text:p text:style-name="P131"><text:span text:style-name="T25">hout</text:span>.<text:span text:style-name="T25">hex</text:span></text:p>
          </table:table-cell>
        </table:table-row>
        <table:table-row>
          <table:table-cell table:style-name="Таблица10.A2" office:value-type="string">
            <text:p text:style-name="P131"><text:span text:style-name="T26">:</text:span><text:span text:style-name="T28">04</text:span><text:span text:style-name="T26">225000000000008A</text:span></text:p>
            <text:p text:style-name="P126">:04000005080000C12E</text:p>
            <text:p text:style-name="P126">:00000001FF</text:p>
          </table:table-cell>
          <table:table-cell table:style-name="Таблица10.B2" office:value-type="string">
            <text:p text:style-name="P131"><text:span text:style-name="T26">:</text:span><text:span text:style-name="T28">06</text:span><text:span text:style-name="T26">22500000000000</text:span><text:span text:style-name="T28">6866</text:span><text:span text:style-name="T26">BA</text:span></text:p>
            <text:p text:style-name="P126">:04000005080000C12E</text:p>
            <text:p text:style-name="P126">:00000001FF</text:p>
          </table:table-cell>
        </table:table-row>
      </table:table>
      <text:p text:style-name="P129"/>
      <text:p text:style-name="P111"><text:soft-page-break/>Попытка повторно защитить файл контрольной характеристикой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9">D:\...ev\Source.other\hex.configurator&gt;Config.exe -i <text:span text:style-name="T7">hout.hex</text:span> -o hout1.hex -b</text:p>
            <text:p text:style-name="P6">Входной файл : '<text:span text:style-name="T25">hout</text:span>.<text:span text:style-name="T25">hex</text:span>' -&gt; Файл результата : '<text:span text:style-name="T25">hout</text:span>1.<text:span text:style-name="T25">hex</text:span>'</text:p>
            <text:p text:style-name="P6"/>
            <text:p text:style-name="P6">Результат вычисления <text:span text:style-name="T25">CRC</text:span> равен 0! Файл уже содержит <text:span text:style-name="T25">CRC</text:span> код. <text:span text:style-name="T25">(используйте -r)</text:span></text:p>
            <text:p text:style-name="P6">Для принудительной записи 0 в конец файла используйте --<text:span text:style-name="T25">crc</text:span>-<text:span text:style-name="T25">force</text:span> или -<text:span text:style-name="T25">f</text:span></text:p>
            <text:p text:style-name="P10"/>
          </table:table-cell>
        </table:table-row>
      </table:table>
      <text:p text:style-name="P127"/>
      <text:p text:style-name="P112">Сохранение данной версии файла прошивки в директории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25">D:\...ev\Source.other\hex.configurator&gt; --out-dir=VERSION+" "+DATE makefile -v</text:p>
            <text:p text:style-name="P132">Входной файл : '<text:span text:style-name="T25">h</text:span>.<text:span text:style-name="T25">hex</text:span>' -&gt; Файл результата : '<text:span text:style-name="T25">hout</text:span>0.<text:span text:style-name="T25">hex</text:span>'</text:p>
            <text:p text:style-name="P132"/>
            <text:p text:style-name="P132">Вход&gt; <text:span text:style-name="T25">CONFIGURATOR</text:span> [Кол-во полей: 7]. <text:s/><text:span text:style-name="T25">Формат хранения : little-endian</text:span></text:p>
            <text:p text:style-name="P125">VERSION - STRING [значение: V1.101]</text:p>
            <text:p text:style-name="P125">DATE - STRING [значение: Aug 11 2016]</text:p>
            <text:p text:style-name="P125">BAUD - INT32 [значение: 115200]</text:p>
            <text:p text:style-name="P125">DE_PIN - BYTE [значение: 10]</text:p>
            <text:p text:style-name="P125">ADC_K0 - FLOAT [значение: 0.000000]</text:p>
            <text:p text:style-name="P132"><text:span text:style-name="T25">ADC</text:span>_<text:span text:style-name="T25">K</text:span>1 - <text:span text:style-name="T25">FLOAT</text:span> [значение: 0.019600]</text:p>
            <text:p text:style-name="P132"><text:span text:style-name="T25">PORT</text:span> - <text:span text:style-name="T25">INT</text:span>16 [значение: 21930]</text:p>
            <text:p text:style-name="P132"/>
            <text:p text:style-name="P132"><text:s/>Кол-во измененных полей: 0</text:p>
            <text:p text:style-name="P132">Выход&gt; <text:span text:style-name="T25">CONFIGURATOR</text:span> [Кол-во полей: 7]. <text:s/><text:span text:style-name="T25">Формат хранения : little-endian</text:span></text:p>
            <text:p text:style-name="P125">VERSION - STRING [значение: V1.101]</text:p>
            <text:p text:style-name="P125">DATE - STRING [значение: Aug 11 2016]</text:p>
            <text:p text:style-name="P125">BAUD - INT32 [значение: 115200]</text:p>
            <text:p text:style-name="P125">DE_PIN - BYTE [значение: 10]</text:p>
            <text:p text:style-name="P125">ADC_K0 - FLOAT [значение: 0.000000]</text:p>
            <text:p text:style-name="P132"><text:span text:style-name="T25">ADC</text:span>_<text:span text:style-name="T25">K</text:span>1 - <text:span text:style-name="T25">FLOAT</text:span> [значение: 0.019600]</text:p>
            <text:p text:style-name="P132"><text:span text:style-name="T25">PORT</text:span> - <text:span text:style-name="T25">INT</text:span>16 [значение: 21930]</text:p>
            <text:p text:style-name="P132"/>
            <text:p text:style-name="P125">Скопированно файлов: <text:span text:style-name="T7">1</text:span></text:p>
            <text:p text:style-name="P125">Запись файла '<text:span text:style-name="T7">V1.101 Aug 11 2016</text:span>/hout0.hex'...</text:p>
          </table:table-cell>
        </table:table-row>
      </table:table>
      <text:p text:style-name="P121"/>
      <text:p text:style-name="P125">Рузультат: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25">D:\....configurator\V1.101 Aug 11 2016&gt;dir</text:p>
            <text:p text:style-name="P125">hout0.hex <text:s/>makefile</text:p>
          </table:table-cell>
        </table:table-row>
      </table:table>
      <text:p text:style-name="P125"/>
      <text:p text:style-name="P109"/>
      <text:p text:style-name="P109"/>
      <text:p text:style-name="P138"/>
      <text:p text:style-name="P137"><text:span text:style-name="T83">Приложение</text:span>. Файл Configurator.h</text:p>
      <text:p text:style-name="P110">/* </text:p>
      <text:p text:style-name="P110"><text:s/>* File: <text:s text:c="2"/>Configurator.h</text:p>
      <text:p text:style-name="P110"><text:s/>* Author: Dunaev</text:p>
      <text:p text:style-name="P110"><text:s/>*</text:p>
      <text:p text:style-name="P110"><text:s/>*/</text:p>
      <text:p text:style-name="P110"/>
      <text:p text:style-name="P110">#ifndef CONFIGURATOR_H</text:p>
      <text:p text:style-name="P110">#define<text:tab/>CONFIGURATOR_H</text:p>
      <text:p text:style-name="P110"/>
      <text:p text:style-name="P110">#pragma pack(push, 1) <text:s/></text:p>
      <text:p text:style-name="P110"/>
      <text:p text:style-name="P110">#define CONF_FD_INT32 <text:s text:c="3"/>0</text:p>
      <text:p text:style-name="P110">#define CONF_FD_FLOAT <text:s text:c="3"/>1</text:p>
      <text:p text:style-name="P110">#define CONF_FD_INT16 <text:s text:c="3"/>2</text:p>
      <text:p text:style-name="P110">#define CONF_FD_BYTE <text:s text:c="4"/>3</text:p>
      <text:p text:style-name="P110">#define CONF_FD_PCHAR <text:s text:c="3"/>4</text:p>
      <text:p text:style-name="P110">// #define CONF_FD_PDOUBLE <text:s/>5 (unsupported)</text:p>
      <text:p text:style-name="P110"/>
      <text:p text:style-name="P110">#define CONF_FORMAT_LE 0</text:p>
      <text:p text:style-name="P110">#define CONF_FORMAT_BE 1</text:p>
      <text:p text:style-name="P110">#define CONF_SIZEOFPOINTER <text:s text:c="3"/>sizeof(char *)</text:p>
      <text:p text:style-name="P110"/>
      <text:p text:style-name="P110">#define CONFIGURATOR_KEY <text:s text:c="6"/>"CONFIGURATOR" </text:p>
      <text:p text:style-name="P110"/>
      <text:p text:style-name="P110">typedef struct {</text:p>
      <text:p text:style-name="P110"><text:s text:c="4"/>char fieldID[11]; </text:p>
      <text:p text:style-name="P110"><text:s text:c="4"/>unsigned char fieldType; </text:p>
      <text:p text:style-name="P110"><text:s text:c="4"/>union </text:p>
      <text:p text:style-name="P110"><text:s text:c="4"/>{</text:p>
      <text:p text:style-name="P110"><text:s text:c="8"/>unsigned int <text:s text:c="2"/>iValue; </text:p>
      <text:p text:style-name="P110"><text:s text:c="17"/>char *pChar;</text:p>
      <text:p text:style-name="P110"><text:s text:c="8"/>unsigned char <text:s/>bValue;</text:p>
      <text:p text:style-name="P110"><text:s text:c="8"/>unsigned short wValue;</text:p>
      <text:p text:style-name="P110"><text:s text:c="17"/>float fValue; </text:p>
      <text:p text:style-name="P110"><text:s text:c="8"/>unsigned char <text:s/>b[4];</text:p>
      <text:p text:style-name="P110"><text:s text:c="4"/>} Values;</text:p>
      <text:p text:style-name="P110">} TConfiguratorField;</text:p>
      <text:p text:style-name="P110"/>
      <text:p text:style-name="P110">#ifndef CONF_FD_COUNT</text:p>
      <text:p text:style-name="P110">#define CONF_FD_COUNT 10</text:p>
      <text:p text:style-name="P110">#endif</text:p>
      <text:p text:style-name="P110"/>
      <text:p text:style-name="P110">typedef struct {</text:p>
      <text:p text:style-name="P110"><text:s text:c="4"/>char ConfiguratorID[13]; <text:s text:c="2"/></text:p>
      <text:p text:style-name="P110"><text:s text:c="4"/>unsigned char fieldCount; <text:s/></text:p>
      <text:p text:style-name="P110"><text:s text:c="4"/>unsigned char fieldFormat; </text:p>
      <text:p text:style-name="P110"><text:s text:c="4"/>unsigned char sizeOfPointer; </text:p>
      <text:p text:style-name="P110"><text:s text:c="4"/>TConfiguratorField Fields[CONF_FD_COUNT];</text:p>
      <text:p text:style-name="P110">} TConfigurator;</text:p>
      <text:p text:style-name="P110"/>
      <text:p text:style-name="P110">//-------------------------------------------</text:p>
      <text:p text:style-name="P110">typedef struct {</text:p>
      <text:p text:style-name="P110"><text:s text:c="4"/>char fieldID[11]; </text:p>
      <text:p text:style-name="P110"><text:s text:c="4"/>unsigned char fieldType; </text:p>
      <text:p text:style-name="P110"><text:s text:c="4"/>union </text:p>
      <text:p text:style-name="P110"><text:s text:c="4"/>{</text:p>
      <text:p text:style-name="P110"><text:s text:c="17"/><text:span text:style-name="T103">l</text:span>ong iValue; </text:p>
      <text:p text:style-name="P110"><text:soft-page-break/><text:s text:c="8"/>unsigned char b[4];</text:p>
      <text:p text:style-name="P110"><text:s text:c="4"/>} Values;</text:p>
      <text:p text:style-name="P110">} TCField_i32;</text:p>
      <text:p text:style-name="P110"/>
      <text:p text:style-name="P110">typedef struct {</text:p>
      <text:p text:style-name="P110"><text:s text:c="4"/>char fieldID[11]; </text:p>
      <text:p text:style-name="P110"><text:s text:c="4"/>unsigned char fieldType; </text:p>
      <text:p text:style-name="P110"><text:s text:c="4"/>union </text:p>
      <text:p text:style-name="P110"><text:s text:c="4"/>{</text:p>
      <text:p text:style-name="P110"><text:s text:c="8"/>unsigned char bValue;</text:p>
      <text:p text:style-name="P110"><text:s text:c="8"/>unsigned char b[4];</text:p>
      <text:p text:style-name="P110"><text:s text:c="4"/>} Values;</text:p>
      <text:p text:style-name="P110">} TCField_i8;</text:p>
      <text:p text:style-name="P110"/>
      <text:p text:style-name="P110">typedef struct {</text:p>
      <text:p text:style-name="P110"><text:s text:c="4"/>char fieldID[11]; </text:p>
      <text:p text:style-name="P110"><text:s text:c="4"/>unsigned char fieldType; </text:p>
      <text:p text:style-name="P110"><text:s text:c="4"/>union </text:p>
      <text:p text:style-name="P110"><text:s text:c="4"/>{</text:p>
      <text:p text:style-name="P110"><text:s text:c="16"/>float fValue; </text:p>
      <text:p text:style-name="P110"><text:s text:c="8"/>unsigned char b[4];</text:p>
      <text:p text:style-name="P110"><text:s text:c="4"/>} Values;</text:p>
      <text:p text:style-name="P110">} TCField_float;</text:p>
      <text:p text:style-name="P110"/>
      <text:p text:style-name="P110">typedef struct {</text:p>
      <text:p text:style-name="P110"><text:s text:c="4"/>char fieldID[11]; </text:p>
      <text:p text:style-name="P110"><text:s text:c="4"/>unsigned char fieldType; </text:p>
      <text:p text:style-name="P110"><text:s text:c="4"/>union </text:p>
      <text:p text:style-name="P110"><text:s text:c="4"/>{</text:p>
      <text:p text:style-name="P110"><text:s text:c="8"/>char *pChar;</text:p>
      <text:p text:style-name="P110"><text:s text:c="8"/>unsigned char b[4];</text:p>
      <text:p text:style-name="P110"><text:s text:c="4"/>} Values;</text:p>
      <text:p text:style-name="P110">} TCField_pChar;</text:p>
      <text:p text:style-name="P110"/>
      <text:p text:style-name="P110">typedef struct {</text:p>
      <text:p text:style-name="P110"><text:s text:c="4"/>char fieldID[11]; </text:p>
      <text:p text:style-name="P110"><text:s text:c="4"/>unsigned char fieldType; </text:p>
      <text:p text:style-name="P110"><text:s text:c="4"/>union </text:p>
      <text:p text:style-name="P110"><text:s text:c="4"/>{</text:p>
      <text:p text:style-name="P110"><text:s text:c="8"/>unsigned short wValue;</text:p>
      <text:p text:style-name="P110"><text:s text:c="8"/>unsigned char <text:s/>b[4];</text:p>
      <text:p text:style-name="P110"><text:s text:c="4"/>} Values;</text:p>
      <text:p text:style-name="P110">} TCField_wInt;</text:p>
      <text:p text:style-name="P110"/>
      <text:p text:style-name="P110">typedef struct {</text:p>
      <text:p text:style-name="P110"><text:s text:c="4"/>char ConfiguratorID[13]; <text:s text:c="2"/></text:p>
      <text:p text:style-name="P110"><text:s text:c="4"/>unsigned char fieldCount; <text:s/></text:p>
      <text:p text:style-name="P110"><text:s text:c="4"/>unsigned char fieldFormat; </text:p>
      <text:p text:style-name="P110"><text:s text:c="4"/>unsigned char sizeOfPointer; </text:p>
      <text:p text:style-name="P110">} TConfiguratorHead;</text:p>
      <text:p text:style-name="P110"/>
      <text:p text:style-name="P110">#pragma pack(pop)</text:p>
      <text:p text:style-name="P110">#endif<text:tab/>/* CONFIGURATOR_H */</text:p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59d6d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FreeMono" fo:font-size="20pt" fo:font-weight="bold" officeooo:rsid="00581305" officeooo:paragraph-rsid="009d110d" style:font-size-asian="20pt" style:font-weight-asian="bold" style:font-size-complex="20pt" style:font-weight-complex="bold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147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3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1</text:page-number></text:span><text:span text:style-name="MT1"> <text:s text:c="33"/>HexConfi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45:53.903939559</meta:creation-date>
    <meta:generator>LibreOffice/5.1.4.2$Linux_X86_64 LibreOffice_project/10m0$Build-2</meta:generator>
    <dc:date>2016-08-13T22:16:36.404565913</dc:date>
    <meta:editing-duration>PT9H23M5S</meta:editing-duration>
    <meta:editing-cycles>193</meta:editing-cycles>
    <meta:document-statistic meta:table-count="13" meta:image-count="0" meta:object-count="0" meta:page-count="11" meta:paragraph-count="446" meta:word-count="2771" meta:character-count="21051" meta:non-whitespace-character-count="17828"/>
  </office:meta>
</office:document-meta>
</file>